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50306" officeooo:paragraph-rsid="00150306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b24b1" officeooo:paragraph-rsid="0016a977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bold" officeooo:rsid="0007a617" officeooo:paragraph-rsid="0016a977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631a6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95224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96a61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96a61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bf9ae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font-style="italic" style:text-underline-style="none" fo:font-weight="normal" officeooo:rsid="000f8d9f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0aacf" officeooo:paragraph-rsid="001ee328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fo:font-style="italic" style:text-underline-style="none" fo:font-weight="normal" officeooo:rsid="0010aacf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ee328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ee328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931ec" officeooo:paragraph-rsid="001ee328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font-size="14pt" fo:font-style="italic" style:text-underline-style="none" fo:font-weight="normal" officeooo:rsid="0029b9cd" officeooo:paragraph-rsid="001abad8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4pt" fo:font-style="italic" style:text-underline-style="none" fo:font-weight="normal" officeooo:rsid="0011ab05" officeooo:paragraph-rsid="001abad8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631a6" officeooo:paragraph-rsid="0016a977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bf9ae" officeooo:paragraph-rsid="0016a977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45aa7" officeooo:paragraph-rsid="0016a977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77c2a" officeooo:paragraph-rsid="001ee328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1ab05" officeooo:paragraph-rsid="001abad8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3e8f1" officeooo:paragraph-rsid="001abad8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28117b" officeooo:paragraph-rsid="001abad8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29757d" officeooo:paragraph-rsid="001abad8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4pt" fo:font-style="italic" officeooo:rsid="0012fc7d" officeooo:paragraph-rsid="001abad8" style:font-size-asian="14pt" style:font-style-asian="italic" style:font-size-complex="14pt" style:font-style-complex="italic"/>
    </style:style>
    <style:style style:name="P30" style:family="paragraph" style:parent-style-name="Standard">
      <style:text-properties fo:font-size="14pt" fo:font-style="italic" officeooo:rsid="00146116" officeooo:paragraph-rsid="001abad8" style:font-size-asian="14pt" style:font-style-asian="italic" style:font-size-complex="14pt" style:font-style-complex="italic"/>
    </style:style>
    <style:style style:name="P31" style:family="paragraph" style:parent-style-name="Standard">
      <style:text-properties fo:font-size="14pt" fo:font-style="italic" officeooo:rsid="00181ded" officeooo:paragraph-rsid="001abad8" style:font-size-asian="14pt" style:font-style-asian="italic" style:font-size-complex="14pt" style:font-style-complex="italic"/>
    </style:style>
    <style:style style:name="P32" style:family="paragraph" style:parent-style-name="Standard">
      <style:text-properties fo:font-size="14pt" fo:font-style="italic" officeooo:rsid="0011ab05" officeooo:paragraph-rsid="001abad8" style:font-size-asian="14pt" style:font-style-asian="italic" style:font-size-complex="14pt" style:font-style-complex="italic"/>
    </style:style>
    <style:style style:name="P33" style:family="paragraph" style:parent-style-name="Standard">
      <style:text-properties fo:font-size="14pt" fo:font-style="italic" officeooo:rsid="001ee8ef" officeooo:paragraph-rsid="001abad8" style:font-size-asian="14pt" style:font-style-asian="italic" style:font-size-complex="14pt" style:font-style-complex="italic"/>
    </style:style>
    <style:style style:name="P34" style:family="paragraph" style:parent-style-name="Standard">
      <style:text-properties fo:font-size="14pt" fo:font-style="italic" officeooo:rsid="0015ca20" officeooo:paragraph-rsid="001abad8" style:font-size-asian="14pt" style:font-style-asian="italic" style:font-size-complex="14pt" style:font-style-complex="italic"/>
    </style:style>
    <style:style style:name="P35" style:family="paragraph" style:parent-style-name="Standard">
      <style:text-properties fo:font-size="14pt" fo:font-style="italic" officeooo:rsid="0016c327" officeooo:paragraph-rsid="001abad8" style:font-size-asian="14pt" style:font-style-asian="italic" style:font-size-complex="14pt" style:font-style-complex="italic"/>
    </style:style>
    <style:style style:name="P36" style:family="paragraph" style:parent-style-name="Standard">
      <style:text-properties fo:font-size="14pt" fo:font-style="italic" officeooo:rsid="0023e8f1" officeooo:paragraph-rsid="001abad8" style:font-size-asian="14pt" style:font-style-asian="italic" style:font-size-complex="14pt" style:font-style-complex="italic"/>
    </style:style>
    <style:style style:name="P37" style:family="paragraph" style:parent-style-name="Standard">
      <style:text-properties fo:font-size="14pt" fo:font-style="italic" officeooo:rsid="0024d488" officeooo:paragraph-rsid="001abad8" style:font-size-asian="14pt" style:font-style-asian="italic" style:font-size-complex="14pt" style:font-style-complex="italic"/>
    </style:style>
    <style:style style:name="P38" style:family="paragraph" style:parent-style-name="Standard">
      <style:text-properties fo:font-size="14pt" fo:font-style="italic" officeooo:rsid="0029757d" officeooo:paragraph-rsid="001abad8" style:font-size-asian="14pt" style:font-style-asian="italic" style:font-size-complex="14pt" style:font-style-complex="italic"/>
    </style:style>
    <style:style style:name="P39" style:family="paragraph" style:parent-style-name="Standard">
      <style:text-properties fo:font-size="14pt" fo:font-style="italic" fo:font-weight="bold" officeooo:rsid="00181ded" officeooo:paragraph-rsid="001abad8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text-properties fo:font-size="14pt" fo:font-style="italic" fo:font-weight="bold" officeooo:rsid="00205b07" officeooo:paragraph-rsid="001abad8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text-properties fo:font-size="14pt" fo:font-style="italic" fo:font-weight="bold" officeooo:rsid="0015ca20" officeooo:paragraph-rsid="001abad8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text-properties fo:font-size="14pt" fo:font-style="italic" fo:font-weight="bold" officeooo:rsid="00220555" officeooo:paragraph-rsid="001abad8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text-properties fo:font-size="14pt" fo:font-style="italic" fo:font-weight="normal" officeooo:rsid="0011ab05" officeooo:paragraph-rsid="001abad8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text-properties fo:font-size="14pt" fo:font-style="italic" fo:font-weight="normal" officeooo:rsid="00218d73" officeooo:paragraph-rsid="001abad8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text-properties fo:font-size="14pt" fo:font-style="italic" officeooo:rsid="0011ab05" officeooo:paragraph-rsid="001abad8" fo:background-color="#fcd4d1" style:font-size-asian="14pt" style:font-style-asian="italic" style:font-size-complex="14pt" style:font-style-complex="italic"/>
    </style:style>
    <style:style style:name="P46" style:family="paragraph" style:parent-style-name="Standard">
      <style:text-properties fo:font-size="14pt" officeooo:rsid="0011ab05" officeooo:paragraph-rsid="001abad8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150306" officeooo:paragraph-rsid="001ee328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1ab05" officeooo:paragraph-rsid="001abad8" style:font-size-asian="20pt" style:font-style-asian="italic" style:font-weight-asian="bold" style:font-size-complex="20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20pt" fo:font-style="italic" fo:font-weight="bold" officeooo:rsid="0017d4f7" officeooo:paragraph-rsid="0017d4f7" style:font-size-asian="20pt" style:font-style-asian="italic" style:font-weight-asian="bold" style:font-size-complex="20pt" style:font-style-complex="italic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16a977"/>
    </style:style>
    <style:style style:name="P51" style:family="paragraph" style:parent-style-name="Standard" style:list-style-name="L1">
      <style:paragraph-properties fo:text-align="start" style:justify-single-word="false"/>
      <style:text-properties fo:color="#407927" fo:font-size="14pt" fo:font-style="italic" style:text-underline-style="none" fo:font-weight="normal" officeooo:rsid="000631a6" officeooo:paragraph-rsid="0016a977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color="#680059" fo:font-size="14pt" fo:font-style="italic" style:text-underline-style="none" fo:font-weight="bold" officeooo:rsid="001931ec" officeooo:paragraph-rsid="001ee328" style:font-size-asian="12.25pt" style:font-style-asian="italic" style:font-weight-asian="bold" style:font-size-complex="14pt" style:font-style-complex="italic" style:font-weight-complex="bold"/>
    </style:style>
    <style:style style:name="P53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0f8d9f" officeooo:paragraph-rsid="001ee328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1219e5" officeooo:paragraph-rsid="001ee328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6pt" fo:font-style="italic" officeooo:rsid="000f9666" officeooo:paragraph-rsid="0016a977" style:font-size-asian="16pt" style:font-style-asian="italic" style:font-size-complex="16pt" style:font-style-complex="italic"/>
    </style:style>
    <style:style style:name="P56" style:family="paragraph" style:parent-style-name="Standard">
      <style:paragraph-properties fo:text-align="start" style:justify-single-word="false"/>
      <style:text-properties fo:color="#000000" fo:font-size="16pt" fo:font-style="italic" officeooo:rsid="0011320e" officeooo:paragraph-rsid="0016a977" style:font-size-asian="16pt" style:font-style-asian="italic" style:font-size-complex="16pt" style:font-style-complex="italic"/>
    </style:style>
    <style:style style:name="P57" style:family="paragraph" style:parent-style-name="Standard">
      <style:paragraph-properties fo:text-align="center" style:justify-single-word="false"/>
      <style:text-properties fo:color="#000000" fo:font-size="16pt" fo:font-style="italic" officeooo:rsid="0012e7de" officeooo:paragraph-rsid="0016a977" style:font-size-asian="16pt" style:font-style-asian="italic" style:font-size-complex="16pt" style:font-style-complex="italic"/>
    </style:style>
    <style:style style:name="P58" style:family="paragraph" style:parent-style-name="Standard">
      <style:paragraph-properties fo:text-align="start" style:justify-single-word="false"/>
      <style:text-properties fo:color="#000000" fo:font-size="16pt" fo:font-style="italic" officeooo:rsid="0012e7de" officeooo:paragraph-rsid="0016a977" style:font-size-asian="16pt" style:font-style-asian="italic" style:font-size-complex="16pt" style:font-style-complex="italic"/>
    </style:style>
    <style:style style:name="P59" style:family="paragraph" style:parent-style-name="Standard">
      <style:paragraph-properties fo:text-align="start" style:justify-single-word="false"/>
      <style:text-properties fo:color="#000000" fo:font-size="16pt" fo:font-style="italic" officeooo:rsid="001624e8" officeooo:paragraph-rsid="0016a977" style:font-size-asian="16pt" style:font-style-asian="italic" style:font-size-complex="16pt" style:font-style-complex="italic"/>
    </style:style>
    <style:style style:name="P60" style:family="paragraph" style:parent-style-name="Standard">
      <style:paragraph-properties fo:text-align="start" style:justify-single-word="false"/>
      <style:text-properties fo:color="#000000" fo:font-size="16pt" fo:font-style="italic" officeooo:rsid="001633ea" officeooo:paragraph-rsid="0016a977" style:font-size-asian="16pt" style:font-style-asian="italic" style:font-size-complex="16pt" style:font-style-complex="italic"/>
    </style:style>
    <style:style style:name="P61" style:family="paragraph" style:parent-style-name="Standard">
      <style:paragraph-properties fo:text-align="start" style:justify-single-word="false"/>
      <style:text-properties fo:color="#000000" fo:font-size="16pt" fo:font-style="italic" officeooo:rsid="00223121" officeooo:paragraph-rsid="0016a977" style:font-size-asian="16pt" style:font-style-asian="italic" style:font-size-complex="16pt" style:font-style-complex="italic"/>
    </style:style>
    <style:style style:name="P62" style:family="paragraph" style:parent-style-name="Standard">
      <style:paragraph-properties fo:text-align="start" style:justify-single-word="false"/>
      <style:text-properties fo:color="#000000" fo:font-size="16pt" fo:font-style="italic" officeooo:rsid="00236bb8" officeooo:paragraph-rsid="0016a977" style:font-size-asian="16pt" style:font-style-asian="italic" style:font-size-complex="16pt" style:font-style-complex="italic"/>
    </style:style>
    <style:style style:name="P63" style:family="paragraph" style:parent-style-name="Standard">
      <style:paragraph-properties fo:text-align="start" style:justify-single-word="false"/>
      <style:text-properties fo:color="#000000" fo:font-size="16pt" fo:font-style="italic" officeooo:rsid="00241d0e" officeooo:paragraph-rsid="0016a977" style:font-size-asian="16pt" style:font-style-asian="italic" style:font-size-complex="16pt" style:font-style-complex="italic"/>
    </style:style>
    <style:style style:name="P64" style:family="paragraph" style:parent-style-name="Standard">
      <style:paragraph-properties fo:text-align="start" style:justify-single-word="false"/>
      <style:text-properties fo:color="#000000" fo:font-size="16pt" fo:font-style="italic" officeooo:rsid="001863c4" officeooo:paragraph-rsid="0016a977" style:font-size-asian="16pt" style:font-style-asian="italic" style:font-size-complex="16pt" style:font-style-complex="italic"/>
    </style:style>
    <style:style style:name="P65" style:family="paragraph" style:parent-style-name="Standard">
      <style:paragraph-properties fo:text-align="start" style:justify-single-word="false"/>
      <style:text-properties fo:color="#000000" fo:font-size="16pt" fo:font-style="italic" officeooo:rsid="002452a5" officeooo:paragraph-rsid="0016a977" style:font-size-asian="16pt" style:font-style-asian="italic" style:font-size-complex="16pt" style:font-style-complex="italic"/>
    </style:style>
    <style:style style:name="P66" style:family="paragraph" style:parent-style-name="Standard">
      <style:paragraph-properties fo:text-align="start" style:justify-single-word="false"/>
      <style:text-properties fo:color="#000000" fo:font-size="16pt" fo:font-style="italic" officeooo:rsid="002861b2" officeooo:paragraph-rsid="0016a977" style:font-size-asian="16pt" style:font-style-asian="italic" style:font-size-complex="16pt" style:font-style-complex="italic"/>
    </style:style>
    <style:style style:name="P67" style:family="paragraph" style:parent-style-name="Standard">
      <style:paragraph-properties fo:text-align="start" style:justify-single-word="false"/>
      <style:text-properties fo:color="#000000" fo:font-size="16pt" fo:font-style="italic" officeooo:rsid="001a16a9" officeooo:paragraph-rsid="0016a977" style:font-size-asian="16pt" style:font-style-asian="italic" style:font-size-complex="16pt" style:font-style-complex="italic"/>
    </style:style>
    <style:style style:name="P68" style:family="paragraph" style:parent-style-name="Standard">
      <style:paragraph-properties fo:text-align="start" style:justify-single-word="false"/>
      <style:text-properties fo:color="#000000" fo:font-size="16pt" fo:font-style="italic" officeooo:rsid="001b7f90" officeooo:paragraph-rsid="0016a977" style:font-size-asian="16pt" style:font-style-asian="italic" style:font-size-complex="16pt" style:font-style-complex="italic"/>
    </style:style>
    <style:style style:name="P69" style:family="paragraph" style:parent-style-name="Standard">
      <style:paragraph-properties fo:text-align="start" style:justify-single-word="false"/>
      <style:text-properties fo:color="#000000" fo:font-size="16pt" fo:font-style="italic" officeooo:rsid="001c5951" officeooo:paragraph-rsid="0016a977" style:font-size-asian="16pt" style:font-style-asian="italic" style:font-size-complex="16pt" style:font-style-complex="italic"/>
    </style:style>
    <style:style style:name="P70" style:family="paragraph" style:parent-style-name="Standard" style:list-style-name="L4">
      <style:paragraph-properties fo:text-align="start" style:justify-single-word="false"/>
      <style:text-properties fo:color="#00599d" fo:font-size="14pt" fo:font-style="italic" style:text-underline-style="solid" style:text-underline-width="auto" style:text-underline-color="font-color" fo:font-weight="bold" officeooo:rsid="0010aacf" officeooo:paragraph-rsid="001ee328" style:font-size-asian="12.25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599d" fo:font-size="16pt" fo:font-style="italic" fo:font-weight="bold" officeooo:rsid="001b7f90" officeooo:paragraph-rsid="0016a977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officeooo:rsid="00300f50" officeooo:paragraph-rsid="0016a977" style:font-size-asian="22.75pt" style:font-style-asian="italic" style:font-size-complex="26pt" style:font-style-complex="italic"/>
    </style:style>
    <style:style style:name="P73" style:family="paragraph" style:parent-style-name="Standard">
      <style:paragraph-properties fo:text-align="start" style:justify-single-word="false"/>
      <style:text-properties fo:font-size="22pt" fo:font-style="italic" style:text-underline-style="solid" style:text-underline-width="auto" style:text-underline-color="font-color" officeooo:rsid="000cf6dc" officeooo:paragraph-rsid="0016a977" style:font-size-asian="22pt" style:font-style-asian="italic" style:font-size-complex="22pt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officeooo:rsid="000cf6dc" officeooo:paragraph-rsid="0016a977" style:font-size-asian="22pt" style:font-style-asian="italic" style:font-size-complex="22pt" style:font-style-complex="italic"/>
    </style:style>
    <style:style style:name="P75" style:family="paragraph" style:parent-style-name="Standard">
      <style:paragraph-properties fo:text-align="start" style:justify-single-word="false"/>
      <style:text-properties fo:font-size="16pt" fo:font-style="italic" officeooo:rsid="000cf6dc" officeooo:paragraph-rsid="0016a977" style:font-size-asian="16pt" style:font-style-asian="italic" style:font-size-complex="16pt" style:font-style-complex="italic"/>
    </style:style>
    <style:style style:name="P76" style:family="paragraph" style:parent-style-name="Standard">
      <style:paragraph-properties fo:text-align="start" style:justify-single-word="false"/>
      <style:text-properties fo:font-size="16pt" fo:font-style="italic" officeooo:rsid="000f4fca" officeooo:paragraph-rsid="0016a977" style:font-size-asian="16pt" style:font-style-asian="italic" style:font-size-complex="16pt" style:font-style-complex="italic"/>
    </style:style>
    <style:style style:name="P77" style:family="paragraph" style:parent-style-name="Standard">
      <style:paragraph-properties fo:text-align="start" style:justify-single-word="false"/>
      <style:text-properties fo:font-size="16pt" fo:font-style="italic" officeooo:rsid="000e1ca1" officeooo:paragraph-rsid="0016a977" style:font-size-asian="16pt" style:font-style-asian="italic" style:font-size-complex="16pt" style:font-style-complex="italic"/>
    </style:style>
    <style:style style:name="P78" style:family="paragraph" style:parent-style-name="Standard">
      <style:paragraph-properties fo:text-align="start" style:justify-single-word="false"/>
      <style:text-properties fo:font-size="16pt" fo:font-style="italic" officeooo:rsid="000ec370" officeooo:paragraph-rsid="0016a977" style:font-size-asian="16pt" style:font-style-asian="italic" style:font-size-complex="16pt" style:font-style-complex="italic"/>
    </style:style>
    <style:style style:name="P79" style:family="paragraph" style:parent-style-name="Standard">
      <style:paragraph-properties fo:text-align="start" style:justify-single-word="false"/>
      <style:text-properties fo:font-size="16pt" fo:font-style="italic" officeooo:rsid="000f9666" officeooo:paragraph-rsid="0016a977" style:font-size-asian="16pt" style:font-style-asian="italic" style:font-size-complex="16pt" style:font-style-complex="italic"/>
    </style:style>
    <style:style style:name="P80" style:family="paragraph" style:parent-style-name="Standard">
      <style:paragraph-properties fo:text-align="start" style:justify-single-word="false"/>
      <style:text-properties fo:font-size="16pt" fo:font-style="italic" officeooo:rsid="0011320e" officeooo:paragraph-rsid="0016a977" style:font-size-asian="16pt" style:font-style-asian="italic" style:font-size-complex="16pt" style:font-style-complex="italic"/>
    </style:style>
    <style:style style:name="P81" style:family="paragraph" style:parent-style-name="Standard">
      <style:paragraph-properties fo:text-align="start" style:justify-single-word="false"/>
      <style:text-properties fo:font-size="16pt" fo:font-style="italic" officeooo:rsid="001272dd" officeooo:paragraph-rsid="0016a977" style:font-size-asian="16pt" style:font-style-asian="italic" style:font-size-complex="16pt" style:font-style-complex="italic"/>
    </style:style>
    <style:style style:name="P82" style:family="paragraph" style:parent-style-name="Standard">
      <style:paragraph-properties fo:text-align="start" style:justify-single-word="false"/>
      <style:text-properties fo:font-size="16pt" fo:font-style="italic" officeooo:rsid="0012e7de" officeooo:paragraph-rsid="0016a977" style:font-size-asian="16pt" style:font-style-asian="italic" style:font-size-complex="16pt" style:font-style-complex="italic"/>
    </style:style>
    <style:style style:name="P83" style:family="paragraph" style:parent-style-name="Standard">
      <style:paragraph-properties fo:text-align="start" style:justify-single-word="false"/>
      <style:text-properties fo:font-size="16pt" fo:font-style="italic" officeooo:rsid="00144445" officeooo:paragraph-rsid="0016a977" style:font-size-asian="16pt" style:font-style-asian="italic" style:font-size-complex="16pt" style:font-style-complex="italic"/>
    </style:style>
    <style:style style:name="P84" style:family="paragraph" style:parent-style-name="Standard">
      <style:paragraph-properties fo:text-align="start" style:justify-single-word="false"/>
      <style:text-properties fo:font-size="16pt" fo:font-style="italic" officeooo:rsid="001624e8" officeooo:paragraph-rsid="0016a977" style:font-size-asian="16pt" style:font-style-asian="italic" style:font-size-complex="16pt" style:font-style-complex="italic"/>
    </style:style>
    <style:style style:name="P85" style:family="paragraph" style:parent-style-name="Standard">
      <style:paragraph-properties fo:text-align="start" style:justify-single-word="false"/>
      <style:text-properties fo:font-size="16pt" fo:font-style="italic" officeooo:rsid="002084e7" officeooo:paragraph-rsid="0016a977" style:font-size-asian="16pt" style:font-style-asian="italic" style:font-size-complex="16pt" style:font-style-complex="italic"/>
    </style:style>
    <style:style style:name="P86" style:family="paragraph" style:parent-style-name="Standard">
      <style:paragraph-properties fo:text-align="start" style:justify-single-word="false"/>
      <style:text-properties fo:font-size="16pt" fo:font-style="italic" officeooo:rsid="001f6b05" officeooo:paragraph-rsid="0016a977" style:font-size-asian="16pt" style:font-style-asian="italic" style:font-size-complex="16pt" style:font-style-complex="italic"/>
    </style:style>
    <style:style style:name="P87" style:family="paragraph" style:parent-style-name="Standard">
      <style:paragraph-properties fo:text-align="start" style:justify-single-word="false"/>
      <style:text-properties fo:font-size="16pt" fo:font-style="italic" officeooo:rsid="001da96f" officeooo:paragraph-rsid="0016a977" style:font-size-asian="16pt" style:font-style-asian="italic" style:font-size-complex="16pt" style:font-style-complex="italic"/>
    </style:style>
    <style:style style:name="P88" style:family="paragraph" style:parent-style-name="Standard">
      <style:paragraph-properties fo:text-align="start" style:justify-single-word="false"/>
      <style:text-properties fo:font-size="16pt" fo:font-style="italic" officeooo:rsid="002452a5" officeooo:paragraph-rsid="0016a977" style:font-size-asian="16pt" style:font-style-asian="italic" style:font-size-complex="16pt" style:font-style-complex="italic"/>
    </style:style>
    <style:style style:name="P89" style:family="paragraph" style:parent-style-name="Standard">
      <style:paragraph-properties fo:text-align="start" style:justify-single-word="false"/>
      <style:text-properties fo:font-size="16pt" fo:font-style="italic" officeooo:rsid="00245d39" officeooo:paragraph-rsid="0016a977" style:font-size-asian="16pt" style:font-style-asian="italic" style:font-size-complex="16pt" style:font-style-complex="italic"/>
    </style:style>
    <style:style style:name="P90" style:family="paragraph" style:parent-style-name="Standard">
      <style:paragraph-properties fo:text-align="start" style:justify-single-word="false"/>
      <style:text-properties fo:font-size="16pt" fo:font-style="italic" officeooo:rsid="00246ce6" officeooo:paragraph-rsid="0016a977" style:font-size-asian="16pt" style:font-style-asian="italic" style:font-size-complex="16pt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size="16pt" fo:font-style="italic" officeooo:rsid="0027ec2a" officeooo:paragraph-rsid="0016a977" style:font-size-asian="16pt" style:font-style-asian="italic" style:font-size-complex="16pt" style:font-style-complex="italic"/>
    </style:style>
    <style:style style:name="P92" style:family="paragraph" style:parent-style-name="Standard">
      <style:paragraph-properties fo:text-align="start" style:justify-single-word="false"/>
      <style:text-properties fo:font-size="16pt" fo:font-style="italic" officeooo:rsid="002861b2" officeooo:paragraph-rsid="0016a977" style:font-size-asian="16pt" style:font-style-asian="italic" style:font-size-complex="16pt" style:font-style-complex="italic"/>
    </style:style>
    <style:style style:name="P93" style:family="paragraph" style:parent-style-name="Standard">
      <style:paragraph-properties fo:text-align="start" style:justify-single-word="false"/>
      <style:text-properties fo:font-size="16pt" fo:font-style="italic" officeooo:rsid="001863c4" officeooo:paragraph-rsid="0016a977" style:font-size-asian="16pt" style:font-style-asian="italic" style:font-size-complex="16pt" style:font-style-complex="italic"/>
    </style:style>
    <style:style style:name="P94" style:family="paragraph" style:parent-style-name="Standard">
      <style:paragraph-properties fo:text-align="start" style:justify-single-word="false"/>
      <style:text-properties fo:font-size="16pt" fo:font-style="italic" fo:font-weight="bold" officeooo:rsid="000cf6dc" officeooo:paragraph-rsid="0016a977" style:font-size-asian="16pt" style:font-style-asian="italic" style:font-weight-asian="bold" style:font-size-complex="16pt" style:font-style-complex="italic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111111" fo:font-size="16pt" fo:font-style="italic" officeooo:rsid="00245d39" officeooo:paragraph-rsid="0016a977" style:font-size-asian="16pt" style:font-style-asian="italic" style:font-size-complex="16pt" style:font-style-complex="italic"/>
    </style:style>
    <style:style style:name="P96" style:family="paragraph" style:parent-style-name="Standard">
      <style:paragraph-properties fo:text-align="start" style:justify-single-word="false"/>
      <style:text-properties fo:color="#111111" fo:font-size="16pt" fo:font-style="italic" officeooo:rsid="00246ce6" officeooo:paragraph-rsid="0016a977" style:font-size-asian="16pt" style:font-style-asian="italic" style:font-size-complex="16pt" style:font-style-complex="italic"/>
    </style:style>
    <style:style style:name="P97" style:family="paragraph" style:parent-style-name="Standard">
      <style:paragraph-properties fo:text-align="start" style:justify-single-word="false"/>
      <style:text-properties fo:color="#111111" fo:font-size="16pt" fo:font-style="italic" officeooo:rsid="0025dbff" officeooo:paragraph-rsid="0016a977" style:font-size-asian="16pt" style:font-style-asian="italic" style:font-size-complex="16pt" style:font-style-complex="italic"/>
    </style:style>
    <style:style style:name="P98" style:family="paragraph" style:parent-style-name="Standard">
      <style:paragraph-properties fo:text-align="start" style:justify-single-word="false"/>
      <style:text-properties fo:color="#111111" fo:font-size="16pt" fo:font-style="italic" officeooo:rsid="0027ec2a" officeooo:paragraph-rsid="0016a977" style:font-size-asian="16pt" style:font-style-asian="italic" style:font-size-complex="16pt" style:font-style-complex="italic"/>
    </style:style>
    <style:style style:name="P99" style:family="paragraph" style:parent-style-name="Standard">
      <style:paragraph-properties fo:text-align="start" style:justify-single-word="false"/>
      <style:text-properties fo:color="#ce181e" fo:font-size="10pt" fo:font-style="italic" style:text-underline-style="none" fo:font-weight="bold" officeooo:rsid="00145aa7" officeooo:paragraph-rsid="001ee328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fo:font-size="14pt" fo:font-style="italic" style:text-underline-style="none" fo:font-weight="bold" officeooo:rsid="00030ffa" officeooo:paragraph-rsid="00150306" style:font-size-asian="12.25pt" style:font-style-asian="italic" style:font-weight-asian="bold" style:font-size-complex="14pt" style:font-style-complex="italic" style:font-weight-complex="bold"/>
    </style:style>
    <style:style style:name="P101" style:family="paragraph" style:parent-style-name="Standard" style:master-page-name="">
      <loext:graphic-properties draw:fill="none"/>
      <style:paragraph-properties fo:margin-left="-0.9cm" fo:margin-right="-0.499cm" fo:text-align="center" style:justify-single-word="false" fo:text-indent="0cm" style:auto-text-indent="false" style:page-number="auto" fo:background-color="transparent"/>
      <style:text-properties fo:font-size="60pt" officeooo:rsid="00150306" officeooo:paragraph-rsid="00150306" style:font-size-asian="60pt" style:font-size-complex="60pt"/>
    </style:style>
    <style:style style:name="P102" style:family="paragraph" style:parent-style-name="Standard">
      <loext:graphic-properties draw:fill="none"/>
      <style:paragraph-properties fo:margin-left="-0.9cm" fo:margin-right="-0.499cm" fo:text-align="center" style:justify-single-word="false" fo:text-indent="0cm" style:auto-text-indent="false" fo:background-color="transparent"/>
      <style:text-properties fo:font-size="60pt" officeooo:rsid="00150306" officeooo:paragraph-rsid="00150306" style:font-size-asian="60pt" style:font-size-complex="60pt"/>
    </style:style>
    <style:style style:name="P103" style:family="paragraph" style:parent-style-name="Standard">
      <loext:graphic-properties draw:fill="none"/>
      <style:paragraph-properties fo:margin-left="-0.9cm" fo:margin-right="-0.499cm" fo:text-align="center" style:justify-single-word="false" fo:text-indent="0cm" style:auto-text-indent="false" fo:background-color="transparent"/>
      <style:text-properties fo:font-size="14pt" officeooo:rsid="00150306" officeooo:paragraph-rsid="00150306" style:font-size-asian="12.25pt" style:font-size-complex="14pt"/>
    </style:style>
    <style:style style:name="P104" style:family="paragraph" style:parent-style-name="Standard">
      <loext:graphic-properties draw:fill="none"/>
      <style:paragraph-properties fo:margin-left="-0.9cm" fo:margin-right="-0.499cm" fo:text-align="center" style:justify-single-word="false" fo:text-indent="0cm" style:auto-text-indent="false" fo:background-color="transparent"/>
      <style:text-properties fo:font-size="28pt" fo:font-weight="bold" officeooo:rsid="00150306" officeooo:paragraph-rsid="00150306" style:font-size-asian="28pt" style:font-weight-asian="bold" style:font-size-complex="28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.6cm" fo:margin-right="-0.499cm" fo:text-align="start" style:justify-single-word="false" fo:text-indent="0cm" style:auto-text-indent="false" style:page-number="auto" fo:background-color="transparent"/>
      <style:text-properties fo:font-size="14pt" fo:font-weight="bold" officeooo:rsid="00150306" officeooo:paragraph-rsid="00150306" style:font-size-asian="12.25pt" style:font-weight-asian="bold" style:font-size-complex="14pt" style:font-weight-complex="bold"/>
    </style:style>
    <style:style style:name="P106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fo:font-weight="bold" officeooo:rsid="00150306" officeooo:paragraph-rsid="00150306" style:font-size-asian="12.25pt" style:font-weight-asian="bold" style:font-size-complex="14pt" style:font-weight-complex="bold"/>
    </style:style>
    <style:style style:name="P107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fo:font-weight="bold" officeooo:rsid="001503c6" officeooo:paragraph-rsid="001503c6" style:font-size-asian="12.25pt" style:font-weight-asian="bold" style:font-size-complex="14pt" style:font-weight-complex="bold"/>
    </style:style>
    <style:style style:name="P108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style:text-underline-style="none" fo:font-weight="bold" officeooo:rsid="00150306" officeooo:paragraph-rsid="00150306" style:font-size-asian="12.25pt" style:font-weight-asian="bold" style:font-size-complex="14pt" style:font-weight-complex="bold"/>
    </style:style>
    <style:style style:name="P109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style:text-underline-style="none" fo:font-weight="bold" officeooo:rsid="0016106e" officeooo:paragraph-rsid="0016106e" style:font-size-asian="12.25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style:text-underline-style="none" fo:font-weight="bold" officeooo:rsid="001503c6" officeooo:paragraph-rsid="001503c6" style:font-size-asian="12.25pt" style:font-weight-asian="bold" style:font-size-complex="14pt" style:font-weight-complex="bold"/>
    </style:style>
    <style:style style:name="P111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style:text-underline-style="none" fo:font-weight="bold" officeooo:rsid="0016a977" officeooo:paragraph-rsid="0016a977" style:font-size-asian="12.25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fo:font-style="italic" fo:font-weight="bold" officeooo:rsid="000cf6dc" officeooo:paragraph-rsid="001503c6" style:font-size-asian="14pt" style:font-style-asian="italic" style:font-weight-asian="bold" style:font-size-complex="14pt" style:font-style-complex="italic" style:font-weight-complex="bold"/>
    </style:style>
    <style:style style:name="P113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fo:font-style="italic" fo:font-weight="bold" officeooo:rsid="00150306" officeooo:paragraph-rsid="00150306" style:font-size-asian="12.25pt" style:font-style-asian="italic" style:font-weight-asian="bold" style:font-size-complex="14pt" style:font-style-complex="italic" style:font-weight-complex="bold"/>
    </style:style>
    <style:style style:name="P114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4pt" fo:font-style="italic" style:text-underline-style="none" fo:font-weight="bold" officeooo:rsid="000cf6dc" officeooo:paragraph-rsid="001503c6" style:font-size-asian="14pt" style:font-style-asian="italic" style:font-weight-asian="bold" style:font-size-complex="14pt" style:font-style-complex="italic" style:font-weight-complex="bold"/>
    </style:style>
    <style:style style:name="P115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22pt" fo:font-style="italic" style:text-underline-style="solid" style:text-underline-width="auto" style:text-underline-color="font-color" fo:font-weight="bold" officeooo:rsid="000cf6dc" officeooo:paragraph-rsid="001503c6" style:font-size-asian="22pt" style:font-style-asian="italic" style:font-weight-asian="bold" style:font-size-complex="22pt" style:font-style-complex="italic" style:font-weight-complex="bold"/>
    </style:style>
    <style:style style:name="P116" style:family="paragraph" style:parent-style-name="Standard">
      <loext:graphic-properties draw:fill="none"/>
      <style:paragraph-properties fo:margin-left="0.6cm" fo:margin-right="-0.499cm" fo:text-align="center" style:justify-single-word="false" fo:text-indent="0cm" style:auto-text-indent="false" fo:background-color="transparent"/>
      <style:text-properties fo:font-size="20pt" style:text-underline-style="solid" style:text-underline-width="auto" style:text-underline-color="font-color" fo:font-weight="bold" officeooo:rsid="0016a977" officeooo:paragraph-rsid="0016a977" style:font-size-asian="17.5pt" style:font-weight-asian="bold" style:font-size-complex="20pt" style:font-weight-complex="bold"/>
    </style:style>
    <style:style style:name="P117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color="#000000" fo:font-size="16pt" fo:font-style="italic" fo:font-weight="bold" officeooo:rsid="001b7f90" officeooo:paragraph-rsid="0016a977" style:font-size-asian="16pt" style:font-style-asian="italic" style:font-weight-asian="bold" style:font-size-complex="16pt" style:font-style-complex="italic" style:font-weight-complex="bold"/>
    </style:style>
    <style:style style:name="P118" style:family="paragraph" style:parent-style-name="Standard">
      <loext:graphic-properties draw:fill="none"/>
      <style:paragraph-properties fo:margin-left="0.6cm" fo:margin-right="-0.499cm" fo:text-align="center" style:justify-single-word="false" fo:text-indent="0cm" style:auto-text-indent="false" fo:background-color="transparent">
        <style:tab-stops>
          <style:tab-stop style:position="7.091cm"/>
        </style:tab-stops>
      </style:paragraph-properties>
      <style:text-properties fo:font-size="24pt" fo:font-style="italic" style:text-underline-style="solid" style:text-underline-width="auto" style:text-underline-color="font-color" fo:font-weight="bold" officeooo:rsid="001b24b1" officeooo:paragraph-rsid="0016a977" style:font-size-asian="24pt" style:font-style-asian="italic" style:font-weight-asian="bold" style:font-size-complex="24pt" style:font-style-complex="italic" style:font-weight-complex="bold"/>
    </style:style>
    <style:style style:name="P119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weight="normal" officeooo:paragraph-rsid="0016a977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.6cm" fo:margin-right="-0.499cm" fo:text-align="start" style:justify-single-word="false" fo:text-indent="0cm" style:auto-text-indent="false" fo:background-color="transparent"/>
      <style:text-properties fo:font-size="10pt" fo:font-style="italic" fo:font-weight="normal" officeooo:rsid="0011ab05" officeooo:paragraph-rsid="001abad8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-0.9cm" fo:margin-right="0.101cm" fo:text-align="end" style:justify-single-word="false" fo:text-indent="0cm" style:auto-text-indent="false" style:page-number="auto" fo:background-color="transparent"/>
      <style:text-properties fo:font-size="14pt" officeooo:rsid="00150306" officeooo:paragraph-rsid="00150306" style:font-size-asian="12.25pt" style:font-size-complex="14pt"/>
    </style:style>
    <style:style style:name="P122" style:family="paragraph" style:parent-style-name="Standard" style:master-page-name="">
      <loext:graphic-properties draw:fill="none"/>
      <style:paragraph-properties fo:margin-left="0.6cm" fo:margin-right="0cm" fo:text-align="end" style:justify-single-word="false" fo:text-indent="0cm" style:auto-text-indent="false" style:page-number="auto" fo:background-color="transparent"/>
      <style:text-properties fo:font-size="14pt" fo:font-weight="bold" officeooo:rsid="00150306" officeooo:paragraph-rsid="00150306" style:font-size-asian="12.25pt" style:font-weight-asian="bold" style:font-size-complex="14pt" style:font-weight-complex="bold"/>
    </style:style>
    <style:style style:name="P123" style:family="paragraph" style:parent-style-name="Standard" style:master-page-name="">
      <loext:graphic-properties draw:fill="none"/>
      <style:paragraph-properties fo:margin-left="0.7cm" fo:margin-right="-0.499cm" fo:text-align="start" style:justify-single-word="false" fo:text-indent="0cm" style:auto-text-indent="false" style:page-number="auto" fo:background-color="transparent"/>
      <style:text-properties fo:font-size="14pt" fo:font-weight="bold" officeooo:rsid="0016a977" officeooo:paragraph-rsid="0016a977" style:font-size-asian="14pt" style:font-weight-asian="bold" style:font-size-complex="14pt" style:font-weight-complex="bold"/>
    </style:style>
    <style:style style:name="P124" style:family="paragraph" style:parent-style-name="Standard">
      <loext:graphic-properties draw:fill="none"/>
      <style:paragraph-properties fo:margin-left="0.7cm" fo:margin-right="-0.499cm" fo:text-align="start" style:justify-single-word="false" fo:text-indent="0cm" style:auto-text-indent="false" fo:background-color="transparent"/>
      <style:text-properties fo:font-size="14pt" fo:font-weight="bold" officeooo:rsid="0016a977" officeooo:paragraph-rsid="0016a977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03c6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0aac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300f5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1ab0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30ffa" style:font-style-asian="italic" style:font-style-complex="italic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503c6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6106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a97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0e2b" style:font-style-asian="italic" style:font-weight-asian="normal" style:font-style-complex="italic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503c6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300f50" style:font-weight-asian="bold" style:font-weight-complex="bold"/>
    </style:style>
    <style:style style:name="T19" style:family="text">
      <style:text-properties style:text-underline-style="none" fo:font-weight="bold" officeooo:rsid="0031540e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00f50" style:font-weight-asian="bold" style:font-weight-complex="bold"/>
    </style:style>
    <style:style style:name="T22" style:family="text">
      <style:text-properties fo:font-weight="bold" officeooo:rsid="00200e2b" style:font-weight-asian="bold" style:font-weight-complex="bold"/>
    </style:style>
    <style:style style:name="T23" style:family="text">
      <style:text-properties fo:font-weight="bold" officeooo:rsid="00214e7d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officeooo:rsid="00300f50"/>
    </style:style>
    <style:style style:name="T26" style:family="text">
      <style:text-properties fo:color="#000000" style:text-underline-style="solid" style:text-underline-width="auto" style:text-underline-color="font-color"/>
    </style:style>
    <style:style style:name="T27" style:family="text">
      <style:text-properties fo:color="#000000" style:text-underline-style="solid" style:text-underline-width="auto" style:text-underline-color="font-color" officeooo:rsid="00300f50"/>
    </style:style>
    <style:style style:name="T28" style:family="text">
      <style:text-properties fo:color="#000000" style:text-underline-style="solid" style:text-underline-width="auto" style:text-underline-color="font-color" officeooo:rsid="002d0b80"/>
    </style:style>
    <style:style style:name="T29" style:family="text">
      <style:text-properties fo:color="#000000" style:text-underline-style="solid" style:text-underline-width="auto" style:text-underline-color="font-color" officeooo:rsid="001a32a7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300f50" style:font-weight-asian="normal" style:font-weight-complex="normal"/>
    </style:style>
    <style:style style:name="T32" style:family="text">
      <style:text-properties fo:color="#000000" fo:font-weight="normal" officeooo:rsid="001a32a7" style:font-weight-asian="normal" style:font-weight-complex="normal"/>
    </style:style>
    <style:style style:name="T33" style:family="text">
      <style:text-properties fo:color="#000000" style:text-underline-style="none" fo:font-weight="normal" style:font-weight-asian="normal" style:font-weight-complex="normal"/>
    </style:style>
    <style:style style:name="T34" style:family="text">
      <style:text-properties fo:color="#000000" style:text-underline-style="none" fo:font-weight="normal" officeooo:rsid="00300f50" style:font-weight-asian="normal" style:font-weight-complex="normal"/>
    </style:style>
    <style:style style:name="T35" style:family="text">
      <style:text-properties fo:color="#000000" style:text-underline-style="none" fo:font-weight="normal" officeooo:rsid="002d0b80" style:font-weight-asian="normal" style:font-weight-complex="normal"/>
    </style:style>
    <style:style style:name="T36" style:family="text">
      <style:text-properties fo:color="#000000" fo:font-style="normal" officeooo:rsid="00300f50" style:font-style-asian="normal" style:font-style-complex="normal"/>
    </style:style>
    <style:style style:name="T37" style:family="text">
      <style:text-properties fo:color="#000000" officeooo:rsid="001a32a7"/>
    </style:style>
    <style:style style:name="T38" style:family="text">
      <style:text-properties fo:color="#000000" officeooo:rsid="001633ea"/>
    </style:style>
    <style:style style:name="T39" style:family="text">
      <style:text-properties fo:color="#000000" officeooo:rsid="001624e8"/>
    </style:style>
    <style:style style:name="T40" style:family="text">
      <style:text-properties fo:color="#000000" officeooo:rsid="002b8d1e"/>
    </style:style>
    <style:style style:name="T41" style:family="text">
      <style:text-properties fo:color="#000000" officeooo:rsid="002e586b"/>
    </style:style>
    <style:style style:name="T42" style:family="text">
      <style:text-properties fo:color="#000000" officeooo:rsid="000e1ca1"/>
    </style:style>
    <style:style style:name="T43" style:family="text">
      <style:text-properties fo:color="#000000" officeooo:rsid="000ec370"/>
    </style:style>
    <style:style style:name="T44" style:family="text">
      <style:text-properties fo:color="#000000" officeooo:rsid="0012e7de"/>
    </style:style>
    <style:style style:name="T45" style:family="text">
      <style:text-properties fo:color="#000000" officeooo:rsid="001c5951"/>
    </style:style>
    <style:style style:name="T46" style:family="text">
      <style:text-properties fo:color="#000000" officeooo:rsid="00223121"/>
    </style:style>
    <style:style style:name="T47" style:family="text">
      <style:text-properties fo:color="#000000" fo:font-weight="bold" officeooo:rsid="00223121" style:font-weight-asian="bold" style:font-weight-complex="bold"/>
    </style:style>
    <style:style style:name="T48" style:family="text">
      <style:text-properties fo:color="#000000" fo:font-weight="bold" officeooo:rsid="00236bb8" style:font-weight-asian="bold" style:font-weight-complex="bold"/>
    </style:style>
    <style:style style:name="T49" style:family="text">
      <style:text-properties fo:color="#000000" fo:font-weight="bold" officeooo:rsid="00241d0e" style:font-weight-asian="bold" style:font-weight-complex="bold"/>
    </style:style>
    <style:style style:name="T50" style:family="text">
      <style:text-properties fo:color="#000000" fo:font-weight="bold" officeooo:rsid="001ee328" style:font-weight-asian="bold" style:font-weight-complex="bold"/>
    </style:style>
    <style:style style:name="T51" style:family="text">
      <style:text-properties fo:color="#000000" fo:font-weight="bold" officeooo:rsid="00200e2b" style:font-weight-asian="bold" style:font-weight-complex="bold"/>
    </style:style>
    <style:style style:name="T52" style:family="text">
      <style:text-properties fo:color="#000000" officeooo:rsid="00236bb8"/>
    </style:style>
    <style:style style:name="T53" style:family="text">
      <style:text-properties fo:color="#000000" officeooo:rsid="00241d0e"/>
    </style:style>
    <style:style style:name="T54" style:family="text">
      <style:text-properties fo:color="#000000" officeooo:rsid="00200d68"/>
    </style:style>
    <style:style style:name="T55" style:family="text">
      <style:text-properties fo:color="#000000" officeooo:rsid="00245d39"/>
    </style:style>
    <style:style style:name="T56" style:family="text">
      <style:text-properties fo:color="#000000" officeooo:rsid="002d0b80"/>
    </style:style>
    <style:style style:name="T57" style:family="text">
      <style:text-properties fo:color="#000000" officeooo:rsid="001ee328"/>
    </style:style>
    <style:style style:name="T5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fo:font-size="18pt" fo:font-weight="bold" officeooo:rsid="00200e2b" style:font-size-asian="18pt" style:font-weight-asian="bold" style:font-size-complex="18pt" style:font-weight-complex="bold"/>
    </style:style>
    <style:style style:name="T60" style:family="text">
      <style:text-properties fo:color="#000000" officeooo:rsid="00200e2b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3" style:family="text">
      <style:text-properties fo:font-size="14pt" style:text-underline-style="none" fo:font-weight="normal" officeooo:rsid="00300f50" style:font-size-asian="14pt" style:font-weight-asian="normal" style:font-size-complex="14pt" style:font-weight-complex="normal"/>
    </style:style>
    <style:style style:name="T64" style:family="text">
      <style:text-properties fo:font-size="14pt" fo:font-style="normal" style:text-underline-style="none" officeooo:rsid="001503c6" style:font-size-asian="14pt" style:font-style-asian="normal" style:font-size-complex="14pt" style:font-style-complex="normal"/>
    </style:style>
    <style:style style:name="T65" style:family="text">
      <style:text-properties fo:font-size="14pt" fo:font-style="normal" style:text-underline-style="none" officeooo:rsid="00300f50" style:font-size-asian="14pt" style:font-style-asian="normal" style:font-size-complex="14pt" style:font-style-complex="normal"/>
    </style:style>
    <style:style style:name="T66" style:family="text">
      <style:text-properties fo:font-size="14pt" fo:font-style="italic" style:text-underline-style="none" fo:font-weight="normal" officeooo:rsid="000631a6" style:font-size-asian="12.25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ize="14pt" fo:font-style="italic" style:text-underline-style="none" fo:font-weight="normal" officeooo:rsid="0007a617" style:font-size-asian="12.25pt" style:font-style-asian="italic" style:font-weight-asian="normal" style:font-size-complex="14pt" style:font-style-complex="italic" style:font-weight-complex="normal"/>
    </style:style>
    <style:style style:name="T68" style:family="text">
      <style:text-properties fo:font-size="14pt" fo:font-style="italic" style:text-underline-style="none" officeooo:rsid="00030ffa" style:font-size-asian="12.25pt" style:font-style-asian="italic" style:font-size-complex="14pt" style:font-style-complex="italic"/>
    </style:style>
    <style:style style:name="T69" style:family="text">
      <style:text-properties fo:font-size="14pt" fo:font-style="italic" style:text-underline-style="none" officeooo:rsid="0016a977" style:font-size-asian="12.25pt" style:font-style-asian="italic" style:font-size-complex="14pt" style:font-style-complex="italic"/>
    </style:style>
    <style:style style:name="T70" style:family="text">
      <style:text-properties fo:font-size="14pt" fo:font-style="italic" style:font-size-asian="14pt" style:font-style-asian="italic" style:font-size-complex="14pt" style:font-style-complex="italic"/>
    </style:style>
    <style:style style:name="T71" style:family="text">
      <style:text-properties fo:font-size="14pt" fo:font-style="italic" officeooo:rsid="0016a977" style:font-size-asian="14pt" style:font-style-asian="italic" style:font-size-complex="14pt" style:font-style-complex="italic"/>
    </style:style>
    <style:style style:name="T72" style:family="text">
      <style:text-properties fo:font-size="14pt" fo:font-style="italic" officeooo:rsid="00200e2b" style:font-size-asian="14pt" style:font-style-asian="italic" style:font-size-complex="14pt" style:font-style-complex="italic"/>
    </style:style>
    <style:style style:name="T73" style:family="text">
      <style:text-properties fo:color="#ce181e"/>
    </style:style>
    <style:style style:name="T7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ce181e" style:text-underline-style="solid" style:text-underline-width="auto" style:text-underline-color="font-color" fo:font-weight="bold" officeooo:rsid="0010aacf" style:font-weight-asian="bold" style:font-weight-complex="bold"/>
    </style:style>
    <style:style style:name="T76" style:family="text">
      <style:text-properties fo:color="#ce181e" officeooo:rsid="001931ec"/>
    </style:style>
    <style:style style:name="T77" style:family="text">
      <style:text-properties fo:color="#ce181e" officeooo:rsid="001633ea"/>
    </style:style>
    <style:style style:name="T78" style:family="text">
      <style:text-properties fo:color="#ce181e" fo:font-size="14pt" fo:font-style="italic" style:text-underline-style="none" officeooo:rsid="00030ffa" style:font-size-asian="12.25pt" style:font-style-asian="italic" style:font-size-complex="14pt" style:font-style-complex="italic"/>
    </style:style>
    <style:style style:name="T79" style:family="text">
      <style:text-properties fo:color="#ce181e" fo:font-weight="bold" style:font-weight-asian="bold" style:font-weight-complex="bold"/>
    </style:style>
    <style:style style:name="T80" style:family="text">
      <style:text-properties fo:color="#ce181e" fo:font-weight="bold" officeooo:rsid="0016c327" style:font-weight-asian="bold" style:font-weight-complex="bold"/>
    </style:style>
    <style:style style:name="T81" style:family="text">
      <style:text-properties fo:color="#ce181e" fo:font-weight="bold" officeooo:rsid="001ee8ef" style:font-weight-asian="bold" style:font-weight-complex="bold"/>
    </style:style>
    <style:style style:name="T82" style:family="text">
      <style:text-properties fo:color="#ce181e" fo:font-weight="bold" officeooo:rsid="0023e8f1" style:font-weight-asian="bold" style:font-weight-complex="bold"/>
    </style:style>
    <style:style style:name="T83" style:family="text">
      <style:text-properties fo:color="#ce181e" fo:font-weight="bold" officeooo:rsid="0029b9cd" style:font-weight-asian="bold" style:font-weight-complex="bold"/>
    </style:style>
    <style:style style:name="T84" style:family="text">
      <style:text-properties fo:color="#ce181e" fo:font-weight="bold" officeooo:rsid="002d0b80" style:font-weight-asian="bold" style:font-weight-complex="bold"/>
    </style:style>
    <style:style style:name="T85" style:family="text">
      <style:text-properties style:text-line-through-style="none" style:text-line-through-type="none" style:text-position="0% 100%" style:text-underline-style="none"/>
    </style:style>
    <style:style style:name="T86" style:family="text">
      <style:text-properties style:text-line-through-style="none" style:text-line-through-type="none" style:text-position="0% 100%" style:text-underline-style="none" officeooo:rsid="001c8e71"/>
    </style:style>
    <style:style style:name="T87" style:family="text">
      <style:text-properties style:text-line-through-style="none" style:text-line-through-type="none" style:text-position="0% 100%" officeooo:rsid="0016a977"/>
    </style:style>
    <style:style style:name="T88" style:family="text">
      <style:text-properties fo:color="#680059" fo:font-size="20pt" officeooo:rsid="001c8e71" style:font-size-asian="20pt" style:font-size-complex="20pt"/>
    </style:style>
    <style:style style:name="T89" style:family="text">
      <style:text-properties fo:color="#680059" fo:font-size="20pt" officeooo:rsid="001931ec" style:font-size-asian="20pt" style:font-size-complex="20pt"/>
    </style:style>
    <style:style style:name="T90" style:family="text">
      <style:text-properties fo:color="#680059" fo:font-weight="bold" style:font-weight-asian="bold" style:font-weight-complex="bold"/>
    </style:style>
    <style:style style:name="T91" style:family="text">
      <style:text-properties officeooo:rsid="001931ec"/>
    </style:style>
    <style:style style:name="T92" style:family="text">
      <style:text-properties fo:color="#00599d"/>
    </style:style>
    <style:style style:name="T93" style:family="text">
      <style:text-properties fo:color="#00599d" fo:font-size="14pt" fo:font-style="italic" style:text-underline-style="solid" style:text-underline-width="auto" style:text-underline-color="font-color" fo:font-weight="bold" officeooo:rsid="000631a6" style:font-size-asian="12.25pt" style:font-style-asian="italic" style:font-weight-asian="bold" style:font-size-complex="14pt" style:font-style-complex="italic" style:font-weight-complex="bold"/>
    </style:style>
    <style:style style:name="T94" style:family="text"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fo:color="#00599d" style:text-underline-style="solid" style:text-underline-width="auto" style:text-underline-color="font-color" fo:font-weight="bold" officeooo:rsid="0007a617" style:font-weight-asian="bold" style:font-weight-complex="bold"/>
    </style:style>
    <style:style style:name="T96" style:family="text">
      <style:text-properties fo:color="#00599d" style:text-underline-style="solid" style:text-underline-width="auto" style:text-underline-color="font-color" fo:font-weight="bold" officeooo:rsid="00096a61" style:font-weight-asian="bold" style:font-weight-complex="bold"/>
    </style:style>
    <style:style style:name="T97" style:family="text">
      <style:text-properties fo:color="#00599d" style:text-underline-style="solid" style:text-underline-width="auto" style:text-underline-color="font-color" fo:font-weight="bold" officeooo:rsid="000de293" style:font-weight-asian="bold" style:font-weight-complex="bold"/>
    </style:style>
    <style:style style:name="T98" style:family="text">
      <style:text-properties fo:color="#00599d" style:text-underline-style="solid" style:text-underline-width="auto" style:text-underline-color="font-color" fo:font-weight="bold" officeooo:rsid="0010aacf" style:font-weight-asian="bold" style:font-weight-complex="bold"/>
    </style:style>
    <style:style style:name="T99" style:family="text">
      <style:text-properties fo:color="#00599d" style:text-underline-style="solid" style:text-underline-width="auto" style:text-underline-color="font-color" fo:font-weight="bold" officeooo:rsid="001219e5" style:font-weight-asian="bold" style:font-weight-complex="bold"/>
    </style:style>
    <style:style style:name="T100" style:family="text">
      <style:text-properties fo:color="#00599d" style:text-underline-style="solid" style:text-underline-width="auto" style:text-underline-color="font-color" fo:font-weight="bold" officeooo:rsid="001931ec" style:font-weight-asian="bold" style:font-weight-complex="bold"/>
    </style:style>
    <style:style style:name="T101" style:family="text">
      <style:text-properties fo:color="#00599d" fo:font-weight="bold" style:font-weight-asian="bold" style:font-weight-complex="bold"/>
    </style:style>
    <style:style style:name="T102" style:family="text">
      <style:text-properties fo:color="#00599d" fo:font-weight="bold" officeooo:rsid="001b89c2" style:font-weight-asian="bold" style:font-weight-complex="bold"/>
    </style:style>
    <style:style style:name="T103" style:family="text">
      <style:text-properties fo:color="#00599d" fo:font-weight="bold" officeooo:rsid="001fb748" style:font-weight-asian="bold" style:font-weight-complex="bold"/>
    </style:style>
    <style:style style:name="T104" style:family="text">
      <style:text-properties fo:color="#00599d" fo:font-weight="bold" officeooo:rsid="001db354" style:font-weight-asian="bold" style:font-weight-complex="bold"/>
    </style:style>
    <style:style style:name="T105" style:family="text">
      <style:text-properties fo:color="#00599d" fo:font-weight="bold" officeooo:rsid="001ee8ef" style:font-weight-asian="bold" style:font-weight-complex="bold"/>
    </style:style>
    <style:style style:name="T106" style:family="text">
      <style:text-properties fo:color="#00599d" fo:font-weight="bold" officeooo:rsid="00218d73" style:font-weight-asian="bold" style:font-weight-complex="bold"/>
    </style:style>
    <style:style style:name="T107" style:family="text">
      <style:text-properties fo:color="#00599d" fo:font-weight="bold" officeooo:rsid="001c9a7e" style:font-weight-asian="bold" style:font-weight-complex="bold"/>
    </style:style>
    <style:style style:name="T108" style:family="text">
      <style:text-properties fo:color="#00599d" fo:font-weight="bold" officeooo:rsid="0023e8f1" style:font-weight-asian="bold" style:font-weight-complex="bold"/>
    </style:style>
    <style:style style:name="T109" style:family="text">
      <style:text-properties fo:color="#00599d" fo:font-weight="bold" officeooo:rsid="0024d488" style:font-weight-asian="bold" style:font-weight-complex="bold"/>
    </style:style>
    <style:style style:name="T110" style:family="text">
      <style:text-properties fo:color="#00599d" fo:font-weight="bold" officeooo:rsid="0029757d" style:font-weight-asian="bold" style:font-weight-complex="bold"/>
    </style:style>
    <style:style style:name="T111" style:family="text">
      <style:text-properties fo:color="#00599d" fo:font-weight="bold" officeooo:rsid="0029b9cd" style:font-weight-asian="bold" style:font-weight-complex="bold"/>
    </style:style>
    <style:style style:name="T112" style:family="text">
      <style:text-properties fo:color="#00599d" fo:font-weight="bold" officeooo:rsid="0016be7c" style:font-weight-asian="bold" style:font-weight-complex="bold"/>
    </style:style>
    <style:style style:name="T113" style:family="text">
      <style:text-properties fo:color="#00599d" fo:font-weight="bold" officeooo:rsid="002b8d1e" style:font-weight-asian="bold" style:font-weight-complex="bold"/>
    </style:style>
    <style:style style:name="T114" style:family="text">
      <style:text-properties fo:color="#00599d" fo:font-weight="bold" officeooo:rsid="000f4fca" style:font-weight-asian="bold" style:font-weight-complex="bold"/>
    </style:style>
    <style:style style:name="T115" style:family="text">
      <style:text-properties fo:color="#00599d" fo:font-weight="bold" officeooo:rsid="000e1ca1" style:font-weight-asian="bold" style:font-weight-complex="bold"/>
    </style:style>
    <style:style style:name="T116" style:family="text">
      <style:text-properties fo:color="#00599d" fo:font-weight="bold" officeooo:rsid="001272dd" style:font-weight-asian="bold" style:font-weight-complex="bold"/>
    </style:style>
    <style:style style:name="T117" style:family="text">
      <style:text-properties fo:color="#00599d" fo:font-weight="bold" officeooo:rsid="001633ea" style:font-weight-asian="bold" style:font-weight-complex="bold"/>
    </style:style>
    <style:style style:name="T118" style:family="text">
      <style:text-properties fo:color="#00599d" fo:font-weight="bold" officeooo:rsid="001b7f90" style:font-weight-asian="bold" style:font-weight-complex="bold"/>
    </style:style>
    <style:style style:name="T119" style:family="text">
      <style:text-properties fo:color="#407927"/>
    </style:style>
    <style:style style:name="T120" style:family="text">
      <style:text-properties fo:color="#407927" fo:font-size="14pt" fo:font-style="italic" style:text-underline-style="solid" style:text-underline-width="auto" style:text-underline-color="font-color" fo:font-weight="bold" officeooo:rsid="000631a6" style:font-size-asian="12.25pt" style:font-style-asian="italic" style:font-weight-asian="bold" style:font-size-complex="14pt" style:font-style-complex="italic" style:font-weight-complex="bold"/>
    </style:style>
    <style:style style:name="T121" style:family="text">
      <style:text-properties officeooo:rsid="0007a617"/>
    </style:style>
    <style:style style:name="T122" style:family="text">
      <style:text-properties fo:color="#ed1c24"/>
    </style:style>
    <style:style style:name="T123" style:family="text">
      <style:text-properties fo:color="#ed1c24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ed1c24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5" style:family="text">
      <style:text-properties fo:color="#ed1c24" fo:font-size="16pt" style:text-underline-style="solid" style:text-underline-width="auto" style:text-underline-color="font-color" fo:font-weight="bold" officeooo:rsid="0010aacf" style:font-size-asian="16pt" style:font-weight-asian="bold" style:font-size-complex="16pt" style:font-weight-complex="bold"/>
    </style:style>
    <style:style style:name="T126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127" style:family="text">
      <style:text-properties fo:color="#ed1c24" style:text-underline-style="solid" style:text-underline-width="auto" style:text-underline-color="font-color" fo:font-weight="bold" officeooo:rsid="0010aacf" style:font-weight-asian="bold" style:font-weight-complex="bold"/>
    </style:style>
    <style:style style:name="T128" style:family="text">
      <style:text-properties fo:color="#ed1c24" officeooo:rsid="00245d39"/>
    </style:style>
    <style:style style:name="T129" style:family="text">
      <style:text-properties officeooo:rsid="00093f69"/>
    </style:style>
    <style:style style:name="T130" style:family="text">
      <style:text-properties officeooo:rsid="00096a61"/>
    </style:style>
    <style:style style:name="T131" style:family="text">
      <style:text-properties officeooo:rsid="000de293"/>
    </style:style>
    <style:style style:name="T132" style:family="text">
      <style:text-properties fo:font-size="20pt" officeooo:rsid="001931ec" style:font-size-asian="20pt" style:font-size-complex="20pt"/>
    </style:style>
    <style:style style:name="T133" style:family="text">
      <style:text-properties officeooo:rsid="0010aacf"/>
    </style:style>
    <style:style style:name="T134" style:family="text">
      <style:text-properties officeooo:rsid="001219e5"/>
    </style:style>
    <style:style style:name="T135" style:family="text">
      <style:text-properties fo:color="#006c3b" officeooo:rsid="001931ec"/>
    </style:style>
    <style:style style:name="T136" style:family="text">
      <style:text-properties officeooo:rsid="001a2826"/>
    </style:style>
    <style:style style:name="T137" style:family="text">
      <style:text-properties officeooo:rsid="000ec370"/>
    </style:style>
    <style:style style:name="T138" style:family="text">
      <style:text-properties officeooo:rsid="002b8d1e"/>
    </style:style>
    <style:style style:name="T139" style:family="text">
      <style:text-properties officeooo:rsid="000f4fca"/>
    </style:style>
    <style:style style:name="T140" style:family="text">
      <style:text-properties officeooo:rsid="000f9666"/>
    </style:style>
    <style:style style:name="T141" style:family="text">
      <style:text-properties officeooo:rsid="002e586b"/>
    </style:style>
    <style:style style:name="T142" style:family="text">
      <style:text-properties officeooo:rsid="000e1ca1"/>
    </style:style>
    <style:style style:name="T143" style:family="text">
      <style:text-properties officeooo:rsid="002d0b80"/>
    </style:style>
    <style:style style:name="T144" style:family="text">
      <style:text-properties fo:color="#111111"/>
    </style:style>
    <style:style style:name="T145" style:family="text">
      <style:text-properties fo:color="#111111" officeooo:rsid="00245d39"/>
    </style:style>
    <style:style style:name="T146" style:family="text">
      <style:text-properties fo:color="#111111" officeooo:rsid="00246ce6"/>
    </style:style>
    <style:style style:name="T147" style:family="text">
      <style:text-properties fo:color="#111111" officeooo:rsid="002d0b80"/>
    </style:style>
    <style:style style:name="T148" style:family="text">
      <style:text-properties fo:color="#111111" officeooo:rsid="0025dbff"/>
    </style:style>
    <style:style style:name="T149" style:family="text">
      <style:text-properties fo:color="#111111" officeooo:rsid="00200e2b"/>
    </style:style>
    <style:style style:name="T150" style:family="text">
      <style:text-properties fo:color="#111111" fo:font-size="18pt" fo:font-weight="bold" officeooo:rsid="00200e2b" style:font-size-asian="18pt" style:font-weight-asian="bold" style:font-size-complex="18pt" style:font-weight-complex="bold"/>
    </style:style>
    <style:style style:name="T151" style:family="text">
      <style:text-properties officeooo:rsid="001b7f90"/>
    </style:style>
    <style:style style:name="T152" style:family="text">
      <style:text-properties officeooo:rsid="001c5951"/>
    </style:style>
    <style:style style:name="T153" style:family="text">
      <style:text-properties officeooo:rsid="0016a977"/>
    </style:style>
    <style:style style:name="T154" style:family="text">
      <style:text-properties officeooo:rsid="0017d4f7" style:font-size-asian="14pt"/>
    </style:style>
    <style:style style:name="T155" style:family="text">
      <style:text-properties officeooo:rsid="0021a4f1"/>
    </style:style>
    <style:style style:name="T156" style:family="text">
      <style:text-properties officeooo:rsid="00220555"/>
    </style:style>
    <style:style style:name="T157" style:family="text">
      <style:text-properties officeooo:rsid="0015ca20"/>
    </style:style>
    <style:style style:name="T158" style:family="text">
      <style:text-properties officeooo:rsid="001b89c2"/>
    </style:style>
    <style:style style:name="T159" style:family="text">
      <style:text-properties officeooo:rsid="001fb748"/>
    </style:style>
    <style:style style:name="T160" style:family="text">
      <style:text-properties officeooo:rsid="001ee8ef"/>
    </style:style>
    <style:style style:name="T161" style:family="text">
      <style:text-properties officeooo:rsid="0022f796"/>
    </style:style>
    <style:style style:name="T162" style:family="text">
      <style:text-properties officeooo:rsid="00218d73"/>
    </style:style>
    <style:style style:name="T163" style:family="text">
      <style:text-properties style:text-position="super 58%" officeooo:rsid="0015ca20"/>
    </style:style>
    <style:style style:name="T164" style:family="text">
      <style:text-properties officeooo:rsid="0012fc7d"/>
    </style:style>
    <style:style style:name="T165" style:family="text">
      <style:text-properties officeooo:rsid="0016c327"/>
    </style:style>
    <style:style style:name="T166" style:family="text">
      <style:text-properties officeooo:rsid="00181ded"/>
    </style:style>
    <style:style style:name="T167" style:family="text">
      <style:text-properties officeooo:rsid="0023e8f1"/>
    </style:style>
    <style:style style:name="T168" style:family="text">
      <style:text-properties officeooo:rsid="0024d488"/>
    </style:style>
    <style:style style:name="T169" style:family="text">
      <style:text-properties officeooo:rsid="0029757d"/>
    </style:style>
    <style:style style:name="T170" style:family="text">
      <style:text-properties officeooo:rsid="0029b9cd"/>
    </style:style>
    <style:style style:name="T171" style:family="text">
      <style:text-properties officeooo:rsid="001ee328"/>
    </style:style>
    <style:style style:name="T172" style:family="text">
      <style:text-properties officeooo:rsid="00200e2b"/>
    </style:style>
    <style:style style:name="T173" style:family="text">
      <style:text-properties fo:font-size="18pt" fo:font-weight="bold" officeooo:rsid="00200e2b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214e7d" style:font-size-asian="18pt" style:font-weight-asian="bold" style:font-size-complex="18pt" style:font-weight-complex="bold"/>
    </style:style>
    <style:style style:name="T175" style:family="text">
      <style:text-properties officeooo:rsid="00214e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NOTICE</text:p>
      <text:p text:style-name="P1"><text:s/></text:p>
      <text:p text:style-name="P1">D’UTILISATION</text:p>
      <text:p text:style-name="P1"/>
      <text:p text:style-name="P1">DU SITE</text:p>
      <text:p text:style-name="P1"/>
      <text:p text:style-name="P1">« PIERRES</text:p>
      <text:p text:style-name="P101">D’ENGILIS »</text:p>
      <text:p text:style-name="P102"/>
      <text:p text:style-name="P103"/>
      <text:p text:style-name="P103"/>
      <text:p text:style-name="P103"/>
      <text:p text:style-name="P103"/>
      <text:p text:style-name="P103"/>
      <text:p text:style-name="P121"/>
      <text:p text:style-name="P103"><text:soft-page-break/></text:p>
      <text:p text:style-name="P103"/>
      <text:p text:style-name="P104">SOMMAIRE</text:p>
      <text:p text:style-name="P104"/>
      <text:p text:style-name="P123"><text:s text:c="3"/><text:span text:style-name="T1">INTRODUCTION</text:span></text:p>
      <text:p text:style-name="P124"/>
      <text:p text:style-name="P105"/>
      <text:p text:style-name="P107">1. <text:span text:style-name="T1">INTERFACE ADMINISTRATION DE WORDPRESS</text:span></text:p>
      <text:p text:style-name="P107"><text:span text:style-name="T1"/></text:p>
      <text:p text:style-name="P110"><text:tab/><text:span text:style-name="T172">1.1 </text:span><text:span text:style-name="T14">Connexion aux comptes</text:span></text:p>
      <text:p text:style-name="P110"><text:span text:style-name="T153"><text:tab/>1.2 </text:span><text:span text:style-name="T13">Barre de menu supérieure</text:span></text:p>
      <text:p text:style-name="P111"><text:tab/>1.<text:span text:style-name="T172">3</text:span> <text:span text:style-name="T12">Barre de menu latérale</text:span></text:p>
      <text:p text:style-name="P107"><text:span text:style-name="T1"/></text:p>
      <text:p text:style-name="P106"/>
      <text:p text:style-name="P106">2.<text:span text:style-name="T1"> PAGE D’ACCUEIL</text:span></text:p>
      <text:p text:style-name="P106"><text:span text:style-name="T1"/></text:p>
      <text:p text:style-name="P109"><text:tab/>2.1 <text:span text:style-name="T7">Modifier le slider du haut</text:span></text:p>
      <text:p text:style-name="P109"/>
      <text:p text:style-name="P109"><text:tab/><text:tab/> <text:s text:c="8"/><text:span text:style-name="T12">Contexte</text:span></text:p>
      <text:p text:style-name="P109"><text:tab/><text:tab/>2.1.1 <text:span text:style-name="T12">Ajouter un article</text:span></text:p>
      <text:p text:style-name="P109"><text:tab/><text:tab/>2.1.2 <text:span text:style-name="T12">Supprimer un article</text:span></text:p>
      <text:p text:style-name="P109"><text:tab/><text:tab/>2.1.3 <text:span text:style-name="T12">Ajouter une catégorie</text:span></text:p>
      <text:p text:style-name="P109"><text:tab/><text:tab/>2.1.4 <text:span text:style-name="T12">Supprimer une catégorie</text:span></text:p>
      <text:p text:style-name="P109"><text:tab/><text:tab/>2.1.5 <text:span text:style-name="T12">Modifier une image</text:span></text:p>
      <text:p text:style-name="P109"><text:tab/><text:tab/>2.1.6 <text:span text:style-name="T12">Modifier un texte</text:span></text:p>
      <text:p text:style-name="P109"/>
      <text:p text:style-name="P109"><text:tab/>2.2 <text:span text:style-name="T7">Modifier le « A Propos »</text:span></text:p>
      <text:p text:style-name="P109"/>
      <text:p text:style-name="P109"><text:tab/>2.3 <text:span text:style-name="T7">Modifier les produits mis en avant</text:span></text:p>
      <text:p text:style-name="P109"/>
      <text:p text:style-name="P109"><text:tab/>2.4 <text:span text:style-name="T7">Modifier le footer</text:span></text:p>
      <text:p text:style-name="P109"><text:span text:style-name="T7"/></text:p>
      <text:p text:style-name="P108"><text:tab/></text:p>
      <text:p text:style-name="P106"><text:span text:style-name="T16">3. </text:span><text:span text:style-name="T2">PRODUITS ET GALERIE</text:span></text:p>
      <text:p text:style-name="P106"><text:span text:style-name="T16"><text:tab/></text:span></text:p>
      <text:p text:style-name="P106"><text:span text:style-name="T16"><text:tab/>3.1 </text:span><text:span text:style-name="T11">A</text:span><text:span text:style-name="T10">jouter des produits</text:span></text:p>
      <text:p text:style-name="P107"><text:span text:style-name="T15"><text:tab/>3.2 </text:span><text:span text:style-name="T11">A</text:span><text:span text:style-name="T9">jouter des photos dans la galerie</text:span></text:p>
      <text:p text:style-name="P107"><text:span text:style-name="T15"><text:tab/>3.3 </text:span><text:span text:style-name="T11">S</text:span><text:span text:style-name="T9">upprimer une photo dans la galerie</text:span></text:p>
      <text:p text:style-name="P107"><text:span text:style-name="T15"><text:tab/>3.4 </text:span><text:span text:style-name="T11">M</text:span><text:span text:style-name="T9">odifier les photos dans le slider bas de la page d’accueil</text:span></text:p>
      <text:p text:style-name="P106"/>
      <text:p text:style-name="P106"/>
      <text:p text:style-name="P106"/>
      <text:p text:style-name="P107"><text:span text:style-name="T15">4. </text:span><text:span text:style-name="T1">EXTENSION CONTACT FORM 7</text:span></text:p>
      <text:p text:style-name="P107"><text:span text:style-name="T1"/></text:p>
      <text:p text:style-name="P115"><text:span text:style-name="T64"><text:tab/>4</text:span><text:span text:style-name="T65">.1</text:span><text:span text:style-name="T61"> </text:span><text:span text:style-name="T63">I</text:span><text:span text:style-name="T62">nstallation de l’extension contact form 7</text:span></text:p>
      <text:p text:style-name="P114"><text:span text:style-name="T36"><text:tab/>4.2</text:span><text:span text:style-name="T30"> </text:span><text:span text:style-name="T31">C</text:span><text:span text:style-name="T30">réation de formulaire</text:span></text:p>
      <text:p text:style-name="P112"><text:span text:style-name="T36"><text:tab/>4.3</text:span><text:span text:style-name="T24"> </text:span><text:span text:style-name="T34">I</text:span><text:span text:style-name="T33">ntégration des formulaire</text:span><text:span text:style-name="T35">s</text:span></text:p>
      <text:p text:style-name="P116"><text:soft-page-break/><text:span text:style-name="T8">I</text:span><text:span text:style-name="T7">NTRODUCTION</text:span></text:p>
      <text:p text:style-name="P119"><text:span text:style-name="T68"/></text:p>
      <text:p text:style-name="P119"><text:span text:style-name="T68">L’outil avec lequel votre site a été créé s’appelle « </text:span><text:span text:style-name="T78">WORDPRESS</text:span><text:span text:style-name="T68"> ». </text:span><text:span text:style-name="T69">C’</text:span><text:span text:style-name="T70">est un système de gestion de contenu gratuit </text:span><text:span text:style-name="T71">qui permet de créer des sites web de façon assez simple. </text:span><text:span text:style-name="T72">C</text:span><text:span text:style-name="T71">’est accessible pour tout le monde même les personnes débutantes dans le domaine.</text:span></text:p>
      <text:p text:style-name="P119"><text:span text:style-name="T71"/></text:p>
      <text:p text:style-name="P119"><text:span text:style-name="T71"/></text:p>
      <text:p text:style-name="P119"><text:span text:style-name="T71"/></text:p>
      <text:p text:style-name="P106"/>
      <text:p text:style-name="P48"><text:span text:style-name="T155">2</text:span>- <text:span text:style-name="T156">PAGE D’ACCUEIL </text:span></text:p>
      <text:p text:style-name="P46"/>
      <text:p text:style-name="P46"/>
      <text:p text:style-name="P42">2.1- <text:span text:style-name="T6">MODIFIER LE SLIDER DU HAUT</text:span></text:p>
      <text:p text:style-name="P25"/>
      <text:p text:style-name="P29"><text:span text:style-name="T20">Contexte :</text:span> </text:p>
      <text:p text:style-name="P29"/>
      <text:p text:style-name="P29">Le slider du haut est un affichage, à intervalle régulier, de <text:span text:style-name="T156">plusieurs articles, </text:span>4 « <text:span text:style-name="T101">articles</text:span> » <text:span text:style-name="T156">à ce jour</text:span>. </text:p>
      <text:p text:style-name="P29"/>
      <text:p text:style-name="P30">Au sens du logiciel Wordpress, un article peut contenir toutes sortes d’éléments comme des images, du texte, et même des vidéos. </text:p>
      <text:p text:style-name="P30"/>
      <text:p text:style-name="P30">Dans le cas du site « <text:span text:style-name="T101">Pierres d’Engilis </text:span>», les articles créés pour alimenter le slider contiennent 2 éléments :</text:p>
      <text:p text:style-name="P30"/>
      <text:p text:style-name="P30"><text:tab/>- du texte (partie centrale de la fenêtre d’administration)</text:p>
      <text:p text:style-name="P30"><text:tab/>- une image (en bas à droite de la fenêtre)</text:p>
      <text:p text:style-name="P30"/>
      <text:p text:style-name="P30">Ce qu’il est possible de faire :</text:p>
      <text:p text:style-name="P30"/>
      <text:p text:style-name="P30"><text:tab/>-Ajouter/Supprimer <text:span text:style-name="T157">un article (dans le but de faire défiler plus d’images ou moins d’images)</text:span></text:p>
      <text:p text:style-name="P30"><text:tab/>-<text:span text:style-name="T156">Ajouter/Supprimer une catégorie</text:span></text:p>
      <text:p text:style-name="P30"><text:tab/>-<text:span text:style-name="T157">Modifier une/plusieurs images </text:span></text:p>
      <text:p text:style-name="P30"><text:tab/>-<text:span text:style-name="T157">Modifier le texte</text:span></text:p>
      <text:p text:style-name="P30"/>
      <text:p text:style-name="P30"/>
      <text:p text:style-name="P39"><text:span text:style-name="T155">2</text:span>.1.<text:span text:style-name="T156">1 </text:span>- Ajouter un article :</text:p>
      <text:p text:style-name="P31"/>
      <text:p text:style-name="P31"/>
      <text:p text:style-name="P32">- Dans l’interface Wordpress, barre menu de gauche :</text:p>
      <text:p text:style-name="P32"/>
      <text:p text:style-name="P32">- Cliquer sur onglet « <text:span text:style-name="T101">Articles</text:span> »</text:p>
      <text:p text:style-name="P32"/>
      <text:p text:style-name="P32">- <text:span text:style-name="T158">Tout en haut de la page, à coté du titre, cliquer sur le bouton «</text:span><text:span text:style-name="T102"> Ajouter </text:span><text:span text:style-name="T158">»</text:span></text:p>
      <text:p text:style-name="P32"/>
      <text:p text:style-name="P32">- <text:span text:style-name="T158">Saisir un titre (ex : Slider Five »)</text:span></text:p>
      <text:p text:style-name="P32"/>
      <text:p text:style-name="P32"><text:soft-page-break/>- <text:span text:style-name="T158">Ajouter du texte ou faire un copier/coller du texte déjà défini dans un autre article.</text:span></text:p>
      <text:p text:style-name="P32"/>
      <text:p text:style-name="P32">- <text:span text:style-name="T159">Choisir la catégorie à l’emplacement «</text:span><text:span text:style-name="T103">Catégorie</text:span><text:span text:style-name="T159"> » dans la barre latérale droite (« Galerie » correspond aux photos à importer dans la Galerie, « </text:span><text:span text:style-name="T103">Slider Haut</text:span><text:span text:style-name="T159"> » correspond aux photos et textes qui vont défiler dans le slider d’en-tête)</text:span></text:p>
      <text:p text:style-name="P32"/>
      <text:p text:style-name="P32">- Tout en bas de la page, à droite, à l’emplacement : « <text:span text:style-name="T101">Image mis</text:span><text:span text:style-name="T104">e</text:span><text:span text:style-name="T101"> en avant</text:span> », <text:span text:style-name="T158">cliquer sur le lien «  </text:span><text:span text:style-name="T102">Définir l’image mise en avant </text:span><text:span text:style-name="T158">»</text:span></text:p>
      <text:p text:style-name="P32"/>
      <text:p text:style-name="P32">- <text:span text:style-name="T160">Cliquer sur le bouton « </text:span><text:span text:style-name="T105">Publier</text:span><text:span text:style-name="T160"> » puis sur le bouton « </text:span><text:span text:style-name="T81">Mettre à jour</text:span><text:span text:style-name="T105"> </text:span><text:span text:style-name="T160">»</text:span></text:p>
      <text:p text:style-name="P32"/>
      <text:p text:style-name="P32"/>
      <text:p text:style-name="P40"><text:span text:style-name="T155">2</text:span>.<text:span text:style-name="T161">1.2</text:span>- Supprimer un article</text:p>
      <text:p text:style-name="P40"/>
      <text:p text:style-name="P40"/>
      <text:p text:style-name="P32">- Dans l’interface Wordpress, barre menu de gauche :</text:p>
      <text:p text:style-name="P32"/>
      <text:p text:style-name="P43">- Cliquer sur onglet « <text:span text:style-name="T101">Articles</text:span> »</text:p>
      <text:p text:style-name="P43">- <text:span text:style-name="T162">Sous l’article à supprimer, cliquer sur « </text:span><text:span text:style-name="T106">Corbeille</text:span><text:span text:style-name="T162"> »</text:span></text:p>
      <text:p text:style-name="P40"/>
      <text:p text:style-name="P40"/>
      <text:p text:style-name="P40"><text:span text:style-name="T155">2.1</text:span>.3 – Ajouter une catégorie</text:p>
      <text:p text:style-name="P33"/>
      <text:p text:style-name="P33"/>
      <text:p text:style-name="P32">- Dans l’interface Wordpress, barre menu de gauche :</text:p>
      <text:p text:style-name="P32"/>
      <text:p text:style-name="P43">- Cliquer sur onglet « <text:span text:style-name="T101">Articles</text:span> »</text:p>
      <text:p text:style-name="P43"/>
      <text:p text:style-name="P43">- <text:span text:style-name="T162">Cliquer sur le sous-menu « </text:span><text:span text:style-name="T106">Catégories</text:span><text:span text:style-name="T162"> »</text:span></text:p>
      <text:p text:style-name="P44"/>
      <text:p text:style-name="P44">- Remplir les informations concernant la nouvelle catégorie</text:p>
      <text:p text:style-name="P44"/>
      <text:p text:style-name="P44">- Cliquer sur « <text:span text:style-name="T101">Ajouter une nouvelle catégorie</text:span> »</text:p>
      <text:p text:style-name="P31"/>
      <text:p text:style-name="P31"/>
      <text:p text:style-name="P40"><text:span text:style-name="T155">2.1</text:span>.<text:span text:style-name="T162">4</text:span> – <text:span text:style-name="T162">Supprimer</text:span> une catégorie</text:p>
      <text:p text:style-name="P33"/>
      <text:p text:style-name="P33"/>
      <text:p text:style-name="P32">- Dans l’interface Wordpress, barre menu de gauche :</text:p>
      <text:p text:style-name="P32"/>
      <text:p text:style-name="P43">- Cliquer sur onglet « <text:span text:style-name="T101">Articles</text:span> »</text:p>
      <text:p text:style-name="P43"/>
      <text:p text:style-name="P43">- <text:span text:style-name="T162">Cliquer sur le sous-menu « </text:span><text:span text:style-name="T106">Catégories </text:span><text:span text:style-name="T162">»</text:span></text:p>
      <text:p text:style-name="P44"/>
      <text:p text:style-name="P44">- Sous la catégorie à supprimer, cliquer sur le lien « <text:span text:style-name="T101">Supprimer</text:span> »</text:p>
      <text:p text:style-name="P30"/>
      <text:p text:style-name="P30"/>
      <text:p text:style-name="P30"/>
      <text:p text:style-name="P30"/>
      <text:p text:style-name="P41"><text:soft-page-break/><text:span text:style-name="T155">2.1</text:span>.<text:span text:style-name="T162">5</text:span> – Modifier une image :</text:p>
      <text:p text:style-name="P30"/>
      <text:p text:style-name="P30"/>
      <text:p text:style-name="P32">- Dans l’interface Wordpress, barre menu de gauche :</text:p>
      <text:p text:style-name="P32"/>
      <text:p text:style-name="P32">- Cliquer sur onglet « <text:span text:style-name="T101">Articles</text:span> »</text:p>
      <text:p text:style-name="P32"/>
      <text:p text:style-name="P32">- Cliquer sur « <text:span text:style-name="T101">Slider One </text:span>» <text:span text:style-name="T157">(qui correspond au 1</text:span><text:span text:style-name="T163">er</text:span><text:span text:style-name="T157"> article)</text:span></text:p>
      <text:p text:style-name="P32"/>
      <text:p text:style-name="P32">-Tout en bas de la page, à droite, à l’emplacement « <text:span text:style-name="T101">Image mis</text:span><text:span text:style-name="T107">e</text:span><text:span text:style-name="T101"> en avant </text:span>», cliquer sur l’image :</text:p>
      <text:p text:style-name="P32"/>
      <text:p text:style-name="P32"><text:span text:style-name="T164">(</text:span>Une fenêtre s’ouvre affichant les images déjà présentes dans la bibliothèque. <text:span text:style-name="T164">)</text:span>Il est alors possible de choisir une image déjà présente en cliquant dessus puis en appuyant sur le bouton « <text:span text:style-name="T101">Définir l’image mise en avant </text:span>»</text:p>
      <text:p text:style-name="P32"/>
      <text:p text:style-name="P32">Pour choisir une image<text:span text:style-name="T20"> non présente</text:span> dans la bibliothèque, cliquer sur l’onglet « <text:span text:style-name="T101">Téléverser</text:span> <text:span text:style-name="T101">des fichiers </text:span>» en haut à gauche de la fenêtre, puis sur « <text:span text:style-name="T101">Choisir des fichiers </text:span>» . </text:p>
      <text:p text:style-name="P29">Une nouvelle fenêtre s’ouvre sur l’arborescence de l’ordinateur. Sélectionner l’image choisie puis valider. L’image se télécharge. </text:p>
      <text:p text:style-name="P32"/>
      <text:p text:style-name="P45">!!! <text:span text:style-name="T165">Les images du slider ont des dimensions précises : 1094 pixels en largeur 453 pixels en hauteur. Afin d’éviter un affichage inadapté, il est conseillé de respecter approximativement ces proportions !!!</text:span></text:p>
      <text:p text:style-name="P32"/>
      <text:p text:style-name="P32"><text:span text:style-name="T164">- Cliquer sur le bouton </text:span>« <text:span text:style-name="T101">Définir l’image mise en avant</text:span> »</text:p>
      <text:p text:style-name="P32"/>
      <text:p text:style-name="P29">- Cliquer sur le bouton bleu « <text:span text:style-name="T79">Mettre à jour</text:span> » dans la barre latérale droite en haut de la page afin que la modification soit prise en compte sur le site.</text:p>
      <text:p text:style-name="P29"/>
      <text:p text:style-name="P34"><text:span text:style-name="T20">Attention : </text:span>Cette procédure permet de changer la 1ere image du slider. Pour changer les autres, il faudra cliquer sur les autres articles (onglet « <text:span text:style-name="T101">Articles</text:span> » : Slider Two / Slider Three / Slider Four) et répéter l’opération.</text:p>
      <text:p text:style-name="P34"/>
      <text:p text:style-name="P34"/>
      <text:p text:style-name="P41"><text:span text:style-name="T155">2.1</text:span>.<text:span text:style-name="T162">6</text:span> – Modifier le texte :</text:p>
      <text:p text:style-name="P34"/>
      <text:p text:style-name="P34"/>
      <text:p text:style-name="P32">- Dans l’interface Wordpress, barre menu de gauche :</text:p>
      <text:p text:style-name="P32"/>
      <text:p text:style-name="P32">- Cliquer sur onglet « <text:span text:style-name="T101">Articles</text:span> »</text:p>
      <text:p text:style-name="P32"/>
      <text:p text:style-name="P32">- Cliquer sur « <text:span text:style-name="T101">Slider One</text:span> » <text:span text:style-name="T157">(qui correspond au 1</text:span><text:span text:style-name="T163">er</text:span><text:span text:style-name="T157"> article)</text:span></text:p>
      <text:p text:style-name="P32"/>
      <text:p text:style-name="P34">Dans la partie centrale de la page, se trouve le texte actuel. <text:span text:style-name="T165">Pour le modifier, effacer le texte présent et le remplacer par le nouveau avec la méthode de traitement de texte classique</text:span></text:p>
      <text:p text:style-name="P34"/>
      <text:p text:style-name="P34">- <text:span text:style-name="T165">Valider les modifications en cliquant sur le bouton bleu « </text:span><text:span text:style-name="T80">Mettre à jour</text:span><text:span text:style-name="T165"> » en haut à droite de la page.</text:span></text:p>
      <text:p text:style-name="P35"><text:soft-page-break/><text:span text:style-name="T20">Attention,</text:span> si une modification est réalisée au niveau du texte, il faut s’assurer de <text:span text:style-name="T166">modifier également l</text:span>es textes de tous les autres articles.</text:p>
      <text:p text:style-name="P32"/>
      <text:p text:style-name="P32"/>
      <text:p text:style-name="P26">2.2 – MODIFIER LE »A PROPOS »</text:p>
      <text:p text:style-name="P36"/>
      <text:p text:style-name="P34"/>
      <text:p text:style-name="P32">- Dans l’interface Wordpress, barre menu de gauche :</text:p>
      <text:p text:style-name="P32">- <text:span text:style-name="T167">Cliquer sur l’onglet « </text:span><text:span text:style-name="T108">Pages</text:span><text:span text:style-name="T167"> »</text:span></text:p>
      <text:p text:style-name="P32">- <text:span text:style-name="T167">Cliquer sur « </text:span><text:span text:style-name="T108">Accueil</text:span><text:span text:style-name="T167"> »</text:span></text:p>
      <text:p text:style-name="P32">- <text:span text:style-name="T167">Cliquer sur « Modifier avec Elémentor»</text:span></text:p>
      <text:p text:style-name="P32">- <text:span text:style-name="T168">Positionner le curseur sur l’encadrement « </text:span><text:span text:style-name="T109">A propos</text:span><text:span text:style-name="T168"> » et cliquer dessus</text:span></text:p>
      <text:p text:style-name="P32">- <text:span text:style-name="T168">Dans la fenêtre latérale, modifier directement le texte et/ou l’image</text:span></text:p>
      <text:p text:style-name="P37"><text:s/></text:p>
      <text:p text:style-name="P32">- <text:span text:style-name="T167">Cliquer sur « </text:span><text:span text:style-name="T82">Mettre à jour</text:span><text:span text:style-name="T167"> » en bas de la fenêtre pour enregistrer les modifications.</text:span></text:p>
      <text:p text:style-name="P32"/>
      <text:p text:style-name="P32"/>
      <text:p text:style-name="P27">2.3 – MODIFIER LES PRODUITS MIS EN AVANT</text:p>
      <text:p text:style-name="P32"/>
      <text:p text:style-name="P32"/>
      <text:p text:style-name="P32">- Dans l’interface Wordpress, barre menu de gauche :</text:p>
      <text:p text:style-name="P32"/>
      <text:p text:style-name="P32">- <text:span text:style-name="T167">Cliquer sur l’onglet « </text:span><text:span text:style-name="T108">Pages</text:span><text:span text:style-name="T167"> »</text:span></text:p>
      <text:p text:style-name="P32"/>
      <text:p text:style-name="P32">- <text:span text:style-name="T167">Cliquer sur « </text:span><text:span text:style-name="T108">Accueil </text:span><text:span text:style-name="T167">»</text:span></text:p>
      <text:p text:style-name="P32">- <text:span text:style-name="T167">Cliquer sur « </text:span><text:span text:style-name="T108">Modifier avec Elémentor</text:span><text:span text:style-name="T167">»</text:span></text:p>
      <text:p text:style-name="P32">- <text:span text:style-name="T168">Positionner le curseur sur l’encadrement « </text:span><text:span text:style-name="T109">Produits </text:span><text:span text:style-name="T168">» et cliquer dessus (entre 2 images)</text:span></text:p>
      <text:p text:style-name="P32">- <text:span text:style-name="T169">Dans la fenêtre latérale gauche, cliquer sur « </text:span><text:span text:style-name="T110">Ajouter des images</text:span><text:span text:style-name="T169"> »</text:span></text:p>
      <text:p text:style-name="P32"/>
      <text:p text:style-name="P38">Une nouvelle fenêtre s’ouvre, il y a alors la possibilité d’ajouter de nouvelles images ou d’en supprimer.</text:p>
      <text:p text:style-name="P38"/>
      <text:p text:style-name="P38">- Valider en cliquant sur « <text:span text:style-name="T101">Insérer la galerie </text:span>»</text:p>
      <text:p text:style-name="P38">- Cliquer sur « <text:span text:style-name="T79">Mettre à jour </text:span>» en bas de la fenêtre latérale gauche.</text:p>
      <text:p text:style-name="P38"/>
      <text:p text:style-name="P38"/>
      <text:p text:style-name="P28">2.4 – MODIFIER LE FOOTER</text:p>
      <text:p text:style-name="P28"/>
      <text:p text:style-name="P19">Le footer<text:span text:style-name="T79">* </text:span>est divisé en 4 parties, les éléments du footer de Pierres d’Engilis sont situés dans le footer 2 et le footer 4</text:p>
      <text:p text:style-name="P28"/>
      <text:p text:style-name="P20">- Dans l’interface Wordpress, barre menu de gauche :</text:p>
      <text:p text:style-name="P32">- <text:span text:style-name="T170">Cliquer sur l’Onglet «</text:span><text:span text:style-name="T111"> Apparence</text:span><text:span text:style-name="T170"> » et choisir « Widgets »</text:span></text:p>
      <text:p text:style-name="P32">- <text:span text:style-name="T170">Cliquer sur « </text:span><text:span text:style-name="T111">Footer 2 </text:span><text:span text:style-name="T170">» pour modifier les coordonnées ou sur « </text:span><text:span text:style-name="T111">Footer 4</text:span><text:span text:style-name="T170"> » pour modifier la carte</text:span></text:p>
      <text:p text:style-name="P32">- <text:span text:style-name="T170">Cliquer sur la partie à modifier et effectuer les changements</text:span></text:p>
      <text:p text:style-name="P32">- <text:span text:style-name="T170">Cliquer sur « </text:span><text:span text:style-name="T83">Enregistrer </text:span><text:span text:style-name="T170">»</text:span></text:p>
      <text:p text:style-name="P32"/>
      <text:p text:style-name="P120"><text:span text:style-name="T79">*</text:span><text:span text:style-name="T50">footer </text:span><text:span text:style-name="T57">: veut dire « bas de page » en français</text:span></text:p>
      <text:p text:style-name="P113"><text:soft-page-break/></text:p>
      <text:p text:style-name="P118"><text:span text:style-name="T86">3</text:span><text:span text:style-name="T85">.</text:span><text:span text:style-name="T87">PRODUITS ET GALERIE</text:span></text:p>
      <text:p text:style-name="P106"/>
      <text:p text:style-name="P106"/>
      <text:p text:style-name="P100"/>
      <text:p text:style-name="P21"><text:span text:style-name="T88">3</text:span><text:span text:style-name="T89">.1</text:span><text:span text:style-name="T91"> A</text:span>jouter des produits :</text:p>
      <text:p text:style-name="P21"/>
      <text:p text:style-name="P2">Je vous ai installée une extension qui s’appelle « WooCommerce ». elle est présente sur la colonne de gauche du tableau de bord juste au dessus de « Produits ». Elle vous permettra de gérer les <text:span text:style-name="T171">réglages</text:span>, les prix et autres.</text:p>
      <text:p text:style-name="P2"/>
      <text:p text:style-name="P21"/>
      <text:list xml:id="list2837836347" text:style-name="L1">
        <text:list-item>
          <text:p text:style-name="P50"><text:span text:style-name="T66">Dans la barre en haut, </text:span><text:span text:style-name="T67">à</text:span><text:span text:style-name="T66"> gauche, Cliquer sur « </text:span><text:span text:style-name="T93">Pierres d’Engili</text:span><text:span text:style-name="T120">s</text:span><text:span text:style-name="T66"> ».</text:span></text:p>
          <text:p text:style-name="P4"/>
        </text:list-item>
        <text:list-item>
          <text:p text:style-name="P50"><text:span text:style-name="T66">Vous allez </text:span><text:span text:style-name="T67">être</text:span><text:span text:style-name="T66"> rediriger vers une page, sur la barre qui se trouve sur la gauche, cliquer sur « </text:span><text:span text:style-name="T93">Produits</text:span><text:span text:style-name="T66"> » puis ensuite sur « </text:span><text:span text:style-name="T93">Ajouter Un Produit</text:span><text:span text:style-name="T66"> ».</text:span></text:p>
          <text:p text:style-name="P4"/>
        </text:list-item>
        <text:list-item>
          <text:p text:style-name="P4">Remplir les champs demandés comme «  <text:span text:style-name="T119">Nom du produit, le prix, la description courte du produit…... »</text:span></text:p>
          <text:p text:style-name="P51"/>
        </text:list-item>
        <text:list-item>
          <text:p text:style-name="P4">Ensuite sur la colonne de droite, il y a plusieurs <text:span text:style-name="T121">fenêtres</text:span> dont une qui se nomme « <text:span text:style-name="T94">Image produit</text:span> ».</text:p>
          <text:p text:style-name="P4"/>
        </text:list-item>
        <text:list-item>
          <text:p text:style-name="P4">Cliquer sur « <text:span text:style-name="T95">D</text:span><text:span text:style-name="T94">éfinir l’image produit</text:span> ». (<text:span text:style-name="T121">Ajouter la plus belle photo car ça sera la première qui s’affichera en tête de toutes les <text:s/>autres.)</text:span></text:p>
          <text:p text:style-name="P4"/>
        </text:list-item>
        <text:list-item>
          <text:p text:style-name="P3">N’hésitez pas à cliquer en haut à droite sur le bouton « <text:span text:style-name="T123">Publier </text:span>» à CHAQUE modification que vous effectuez, <text:span text:style-name="T129">cela</text:span> enregistre votre travail et évite de le perdre sil y a une mauvaise manipulation.</text:p>
          <text:p text:style-name="P3"/>
        </text:list-item>
        <text:list-item>
          <text:p text:style-name="P5">Ensuite, descendre sur la <text:span text:style-name="T130">même</text:span> colonne à droite, <text:span text:style-name="T130">jusqu’à</text:span> la <text:span text:style-name="T130">fenêtre</text:span> « <text:span text:style-name="T94">Galerie</text:span> <text:span text:style-name="T94">Produit </text:span>» ; Cliquer sur « <text:span text:style-name="T94">Ajouter des images à la galerie </text:span>». </text:p>
          <text:p text:style-name="P5"/>
        </text:list-item>
        <text:list-item>
          <text:p text:style-name="P5">Cliquer sur « <text:span text:style-name="T96">T</text:span><text:span text:style-name="T94">éléverser des fichiers</text:span> » <text:span text:style-name="T131">puis sur «</text:span><text:span text:style-name="T97"> Choisir des fichiers </text:span><text:span text:style-name="T131">» </text:span>cela <text:span text:style-name="T130">téléchargera</text:span> <text:s/>les photos que vous avez <text:span text:style-name="T130">sélectionnées</text:span> dans vos fichiers ordinateur puis finaliser en cliquant sur « <text:span text:style-name="T94">Ajouter à la galerie </text:span>».</text:p>
          <text:p text:style-name="P5"/>
        </text:list-item>
        <text:list-item>
          <text:p text:style-name="P6">Les photos se sont ajoutées à votre galerie, vous pouvez répéter <text:span text:style-name="T126">l</text:span><text:span text:style-name="T124">’action n°6</text:span> pour enregistrer vos modifications.</text:p>
          <text:p text:style-name="P6"/>
        </text:list-item>
        <text:list-item>
          <text:p text:style-name="P6"><text:s/>Pour aller voir le résultat sur le site, vous cliquez de nouveau sur le « <text:span text:style-name="T94">Pierres</text:span> <text:span text:style-name="T94">d’Engilis</text:span> » en haut à gauche de la page et vous allez être rediriger vers un aperçu de votre site. En cliquant sur la page « <text:span text:style-name="T94">Produits </text:span>» dans le menu, vous pourrez voir le dernier ajout du produit.</text:p>
        </text:list-item>
      </text:list>
      <text:p text:style-name="P7"/>
      <text:p text:style-name="P7"/>
      <text:p text:style-name="P7"/>
      <text:p text:style-name="P22"><text:soft-page-break/><text:span text:style-name="T88">3</text:span><text:span text:style-name="T89">.2</text:span><text:span text:style-name="T132"> </text:span><text:span text:style-name="T154">A</text:span>jouter des nouvelles photos dans la Galerie :</text:p>
      <text:p text:style-name="P8"/>
      <text:list xml:id="list1848146604" text:style-name="L5">
        <text:list-item>
          <text:p text:style-name="P9">Cliquer de nouveau sur « <text:span text:style-name="T94">Pierres d’Engilis</text:span> » en haut à gauche de la page. </text:p>
          <text:p text:style-name="P9">Vous allez <text:span text:style-name="T133">être</text:span> redirigée vers la page o<text:span text:style-name="T133">ù</text:span> vous pouvez faire vos modifications.</text:p>
          <text:p text:style-name="P9"/>
        </text:list-item>
        <text:list-item>
          <text:p text:style-name="P9">Su<text:span text:style-name="T133">r</text:span> la colonne de gauche, cliquer sur « <text:span text:style-name="T94">Pages</text:span> », ensuite sur « <text:span text:style-name="T101">Toutes les</text:span> <text:span text:style-name="T101">pages</text:span> ». <text:span text:style-name="T133">Une autre page s’ouvre.</text:span></text:p>
          <text:p text:style-name="P9"/>
        </text:list-item>
        <text:list-item>
          <text:p text:style-name="P9">Positionner votre souris sur « <text:span text:style-name="T94">Galerie - Elementor </text:span>» <text:span text:style-name="T133">sans cliquer</text:span>, un mini menu va apparaître avec «<text:span text:style-name="T119"> modifier, modifier rapidement, corbeille….. </text:span>» cliquer sur « <text:span text:style-name="T94">modifier</text:span> ».</text:p>
          <text:p text:style-name="P9"/>
        </text:list-item>
        <text:list-item>
          <text:p text:style-name="P9"><text:span text:style-name="T133">L</text:span>a page galerie va s’ouvrir ; <text:span text:style-name="T133">cliquer sur le bouton bleu « </text:span><text:span text:style-name="T98">Modifier avec Elementor ».</text:span></text:p>
          <text:p text:style-name="P9"/>
        </text:list-item>
        <text:list-item>
          <text:p text:style-name="P11">Vous allez atterrir sur la page du site avec une colonne à gauche pourvu d’une en-tête « <text:span text:style-name="T94">Elementor </text:span>».</text:p>
          <text:p text:style-name="P11"/>
        </text:list-item>
        <text:list-item>
          <text:p text:style-name="P11">Mettre le curseur de votre souris sur les images déjà existantes, un cadre bleu va apparaître. Faire un <text:span text:style-name="T20">clic droit de la souris</text:span> et cliquer sur « <text:span text:style-name="T94"> Modifier</text:span> <text:span text:style-name="T94">Widget </text:span>». A ce moment-là, la colonne à gauche va changer et faire voir les images déjà installées.</text:p>
          <text:p text:style-name="P11"/>
        </text:list-item>
        <text:list-item>
          <text:p text:style-name="P11">Cliquer sur « <text:span text:style-name="T94">Ajouter des images</text:span> ». Comme pour les images Produits, <text:span text:style-name="T134">appuyer sur </text:span>« <text:span text:style-name="T94">Téléverser les fichiers </text:span>» <text:span text:style-name="T134">puis sur « </text:span><text:span text:style-name="T99">Choisir des fichiers</text:span><text:span text:style-name="T134"> » que vous souhaitez pour les « </text:span><text:span text:style-name="T99">Ajouter à la galerie</text:span><text:span text:style-name="T134"> ».</text:span></text:p>
          <text:p text:style-name="P11"/>
        </text:list-item>
        <text:list-item>
          <text:p text:style-name="P13">Après avoir télécharger vos photos, vous allez être sur une fenêtre « <text:span text:style-name="T94">Modifier</text:span> <text:span text:style-name="T94">la galerie </text:span>» avec les dernières photos ajoutées. Pour finaliser, appuyer sur « <text:span text:style-name="T94">Insérer la galerie</text:span> ». Voilà, vos photos se sont ajoutées à la suite des autres déjà présentes.</text:p>
          <text:p text:style-name="P13"/>
        </text:list-item>
        <text:list-item>
          <text:p text:style-name="P13">Maintenant, <text:span text:style-name="T74">n’oubliez pas </text:span>de cliquer sur le bouton vert en bas à droite de la colonne « <text:span text:style-name="T124">Mettre à jour</text:span><text:span text:style-name="T122"> </text:span>». Celui ci a la même fonction que le bouton « <text:span text:style-name="T73">Publier</text:span> » ; Il enregistre les modifications apportées au site. </text:p>
        </text:list-item>
      </text:list>
      <text:p text:style-name="P14"/>
      <text:p text:style-name="P14"/>
      <text:p text:style-name="P23"><text:span text:style-name="T88">3</text:span><text:span text:style-name="T89">.3</text:span><text:span text:style-name="T91"> S</text:span>upprimer une photo de la galerie : </text:p>
      <text:p text:style-name="P23"/>
      <text:list xml:id="list2348276603" text:style-name="L6">
        <text:list-item>
          <text:p text:style-name="P15">Le procédé est pratiquement le même que pour en ajouter. Quand vous êtes sur la page <text:span text:style-name="T92">Galerie du site,</text:span> clic droit de la souris pour modifier le Widget (autrement dit vous reprenez <text:span text:style-name="T73">le n°6</text:span> du paragraphe <text:span text:style-name="T76">1.2</text:span><text:span text:style-name="T91">)</text:span>.</text:p>
          <text:p text:style-name="P15"><text:s/></text:p>
        </text:list-item>
        <text:list-item>
          <text:p text:style-name="P15">Cliquer sur « <text:span text:style-name="T94">Ajouter des images </text:span>», ensuite dans la colonne de gauche « <text:span text:style-name="T94">Modifier la galerie </text:span>». cliquez sur les petites croix en haut a droite de chaque photo que vous souhaitez supprimées. Finalisez en cliquant sur «  <text:span text:style-name="T94">Insérer la</text:span> <text:span text:style-name="T94">galerie »</text:span> ; les photos supprimées auront disparus.</text:p>
        </text:list-item>
      </text:list>
      <text:p text:style-name="P16"/>
      <text:p text:style-name="P16"/>
      <text:p text:style-name="P16"/>
      <text:p text:style-name="P16"/>
      <text:p text:style-name="P16"><text:soft-page-break/></text:p>
      <text:p text:style-name="P24"><text:span text:style-name="T88">3</text:span><text:span text:style-name="T89">.4</text:span><text:span text:style-name="T135"> </text:span>Pour modifier les photos dans le slider<text:span text:style-name="T73">*</text:span> en bas de la page d’accueil : </text:p>
      <text:p text:style-name="P24"/>
      <text:list xml:id="list1494533177" text:style-name="L4">
        <text:list-item>
          <text:p text:style-name="P18">Revenir sur la page où l’on peut faire toutes les modifications en cliquant sur « <text:span text:style-name="T92">Pierres d’Engilis</text:span> ». Ensuite reproduisez le <text:span text:style-name="T73">n°2</text:span> du paragraphe <text:span text:style-name="T73">1.2</text:span><text:span text:style-name="T90">.</text:span></text:p>
          <text:p text:style-name="P52"/>
        </text:list-item>
        <text:list-item>
          <text:p text:style-name="P53">Positionner votre souris sur « <text:span text:style-name="T100">Accueil- Page d’Accueil-Elementor</text:span><text:span text:style-name="T94"> </text:span>» <text:span text:style-name="T133">sans cliquer</text:span>, un mini menu va apparaître avec «<text:span text:style-name="T119"> modifier, modifier rapidement, corbeille….. </text:span>» cliquer sur « <text:span text:style-name="T94">modifier</text:span> ».</text:p>
          <text:p text:style-name="P53"/>
        </text:list-item>
        <text:list-item>
          <text:p text:style-name="P53"><text:span text:style-name="T133">L</text:span>a page <text:span text:style-name="T136">d’accueil</text:span> va s’ouvrir ; <text:span text:style-name="T133">cliquer sur le bouton bleu « </text:span><text:span text:style-name="T98">Modifier avec Elementor ».</text:span></text:p>
          <text:p text:style-name="P70"/>
        </text:list-item>
        <text:list-item>
          <text:p text:style-name="P10">Mettre le curseur de votre souris sur les images déjà existantes, un cadre bleu va apparaître. Faire un <text:span text:style-name="T20">clic droit de la souris</text:span> et cliquer sur « <text:span text:style-name="T94"> Modifier</text:span> <text:span text:style-name="T94">Widget </text:span>». A ce moment-là, la colonne à gauche va changer et faire voir les images déjà installées.</text:p>
          <text:p text:style-name="P10"/>
        </text:list-item>
        <text:list-item>
          <text:p text:style-name="P10">Cliquer sur « <text:span text:style-name="T94">Ajouter des images</text:span> ». Comme pour les images Produits, <text:span text:style-name="T134">appuyer sur </text:span>« <text:span text:style-name="T94">Téléverser les fichiers </text:span>» <text:span text:style-name="T134">puis sur « </text:span><text:span text:style-name="T99">Choisir des fichiers</text:span><text:span text:style-name="T134"> » que vous souhaitez pour les « </text:span><text:span text:style-name="T99">Ajouter à la galerie</text:span><text:span text:style-name="T134"> ».</text:span></text:p>
          <text:p text:style-name="P10"/>
        </text:list-item>
        <text:list-item>
          <text:p text:style-name="P12">Après avoir télécharger vos photos, vous allez être sur une fenêtre « <text:span text:style-name="T94">Modifier</text:span> <text:span text:style-name="T94">la galerie </text:span>» avec les dernières photos ajoutées. Pour finaliser, appuyer sur « <text:span text:style-name="T94">Insérer la galerie</text:span> ». Voilà, vos photos se sont ajoutées à la suite des autres déjà présentes.</text:p>
          <text:p text:style-name="P12"/>
        </text:list-item>
        <text:list-item>
          <text:p text:style-name="P54"><text:span text:style-name="T4">Maintenant</text:span><text:span text:style-name="T98">, </text:span><text:span text:style-name="T75">n’oubliez pas </text:span><text:span text:style-name="T4">de cliquer sur le bouton vert en bas à droite de la</text:span><text:span text:style-name="T98"> </text:span><text:span text:style-name="T4">colonne «</text:span><text:span text:style-name="T98"> </text:span><text:span text:style-name="T125">Mettre à jour</text:span><text:span text:style-name="T127"> </text:span><text:span text:style-name="T4">». Celui ci a la même fonction que le bouton</text:span><text:span text:style-name="T98"> </text:span><text:span text:style-name="T4">«</text:span><text:span text:style-name="T98"> </text:span><text:span text:style-name="T75">Publier</text:span><text:span text:style-name="T98"> </text:span><text:span text:style-name="T4">»; Il enregistre les modifications apportées au site. 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9">* <text:span text:style-name="T29">slider </text:span><text:span text:style-name="T37">: </text:span><text:span text:style-name="T32">fenêtre permettant le défilement de plusieurs images. Le slider est aussi appelé carrousel.</text:span></text:p>
      <text:p text:style-name="P47"><text:soft-page-break/></text:p>
      <text:p text:style-name="P72"><text:span text:style-name="T17">Extension Contact </text:span><text:span text:style-name="T19">F</text:span><text:span text:style-name="T17">orm 7</text:span></text:p>
      <text:p text:style-name="P73"><text:span text:style-name="T18"/></text:p>
      <text:p text:style-name="P74"><text:span text:style-name="T18"/></text:p>
      <text:p text:style-name="P75"><text:span text:style-name="T18">4.1</text:span><text:span text:style-name="T3"> </text:span><text:span text:style-name="T5">I</text:span><text:span text:style-name="T3">nstallation de l’extension contact form 7</text:span></text:p>
      <text:p text:style-name="P77"/>
      <text:p text:style-name="P77"><text:span text:style-name="T174"><text:tab/>1 </text:span><text:span text:style-name="T175">– C</text:span>liquer sur l’onglet <text:span text:style-name="T101">Extensions</text:span> dans la colonne <text:span text:style-name="T137">du menu du tableau de bord situé à</text:span> gauche de <text:span text:style-name="T138">l’écran</text:span> <text:s/></text:p>
      <text:p text:style-name="P78"/>
      <text:p text:style-name="P78"><text:span text:style-name="T174"><text:tab/>2 </text:span><text:span text:style-name="T175">– C</text:span>liquer sur le bouton <text:span text:style-name="T101">Ajouter</text:span><text:span text:style-name="T73"> </text:span>situ<text:span text:style-name="T138">é </text:span><text:s/>en haut <text:span text:style-name="T138">à</text:span> gauche de la page. <text:s/><text:span text:style-name="T138">V</text:span><text:span text:style-name="T38">ous pouvez y accéder aussi directement depuis le sous onglet </text:span><text:span text:style-name="T112">Ajouter</text:span><text:span text:style-name="T39"> </text:span><text:span text:style-name="T38">de l’onglet </text:span><text:span text:style-name="T112">Extensions</text:span><text:span text:style-name="T38"> d</text:span><text:span text:style-name="T24">u tableau de bord</text:span></text:p>
      <text:p text:style-name="P78">vous alle<text:span text:style-name="T138">z</text:span> être redirigé sur la page <text:span text:style-name="T113">A</text:span><text:span text:style-name="T101">jouter des extensions.</text:span></text:p>
      <text:p text:style-name="P78"/>
      <text:p text:style-name="P78"><text:span text:style-name="T174"><text:tab/>3 </text:span><text:span text:style-name="T175">– D</text:span>ans la <text:span text:style-name="T139">barre</text:span> de recherche situ<text:span text:style-name="T138">ée</text:span> en haut de la page <text:span text:style-name="T139">entrez </text:span><text:span text:style-name="T114">Contact Form 7</text:span><text:span text:style-name="T139"> comme non d’extension.</text:span></text:p>
      <text:p text:style-name="P76">La liste des extension<text:span text:style-name="T138">s</text:span> <text:span text:style-name="T138">correspondant</text:span> <text:span text:style-name="T138">à</text:span> <text:span text:style-name="T138">c</text:span>e nom apparaît.</text:p>
      <text:p text:style-name="P76"/>
      <text:p text:style-name="P76"><text:span text:style-name="T173"><text:tab/>4</text:span><text:span text:style-name="T172"> – </text:span>cliquer sur le bouton <text:span text:style-name="T101">Installer</text:span> situ<text:span text:style-name="T138">é</text:span> en haut <text:span text:style-name="T138">à</text:span> droite de la fiche de présentation de l’extension</text:p>
      <text:p text:style-name="P76">l’<text:span text:style-name="T140">extension</text:span> <text:span text:style-name="T140">s’installe.</text:span></text:p>
      <text:p text:style-name="P79"/>
      <text:p text:style-name="P79"><text:span text:style-name="T173"><text:tab/>5</text:span><text:span text:style-name="T172"> – U</text:span>ne fois install<text:span text:style-name="T138">ée</text:span>, vous devez activer l’extension pour pouvoir l’utiliser</text:p>
      <text:p text:style-name="P79">pour cela <text:span text:style-name="T142">cliquer sur l’onglet </text:span><text:span text:style-name="T115">Extensions</text:span><text:span text:style-name="T142"> dans la colonne du menu du tableau </text:span>puis dans le sous onglet <text:span text:style-name="T101">Extensions installées</text:span><text:span text:style-name="T24">. </text:span></text:p>
      <text:p text:style-name="P79"><text:span text:style-name="T24">Vous voye</text:span><text:span text:style-name="T40">z</text:span><text:span text:style-name="T24"> apparaître la liste des </text:span><text:span text:style-name="T40">application</text:span><text:span text:style-name="T24"> install</text:span><text:span text:style-name="T40">ées</text:span><text:span text:style-name="T24">. <text:s/>Repére</text:span><text:span text:style-name="T40">z</text:span><text:span text:style-name="T24"> la ligne de l’extension <text:s/></text:span><text:span text:style-name="T114">Contact Form 7 </text:span><text:span text:style-name="T24">puis cliquer sur le bouton </text:span><text:span text:style-name="T101">Activer</text:span><text:span text:style-name="T24"> situ</text:span><text:span text:style-name="T40">é</text:span><text:span text:style-name="T24"> en dessous du nom de l’extension.</text:span></text:p>
      <text:p text:style-name="P56"/>
      <text:p text:style-name="P80"><text:span text:style-name="T59"><text:tab/>6</text:span><text:span text:style-name="T60"> – </text:span><text:span text:style-name="T41">M</text:span><text:span text:style-name="T24">aintenant que vous avez installer l’extension vous devez voir apparaître </text:span><text:span text:style-name="T42">l’onglet </text:span><text:span text:style-name="T116">Contact</text:span><text:span text:style-name="T115"> </text:span><text:span text:style-name="T42">dans la colonne </text:span><text:span text:style-name="T43">du menu du tableau de bord situer à</text:span><text:span text:style-name="T42"> gauche de </text:span><text:span text:style-name="T44">l’écran.</text:span></text:p>
      <text:p text:style-name="P81"><text:span text:style-name="T42">c’</text:span><text:span text:style-name="T24">est a partir de celui ci que vous pourrez créer et gérer vos formulaire.</text:span></text:p>
      <text:p text:style-name="P55"/>
      <text:p text:style-name="P55"/>
      <text:p text:style-name="P94"><text:span text:style-name="T25">4.2</text:span><text:span text:style-name="T24"> </text:span><text:span text:style-name="T27">C</text:span><text:span text:style-name="T26">réation de formulaire</text:span></text:p>
      <text:p text:style-name="P57"/>
      <text:p text:style-name="P82"><text:span text:style-name="T58"><text:tab/>1</text:span><text:span text:style-name="T24">– </text:span><text:span text:style-name="T41">C</text:span><text:span text:style-name="T24">liquer sur </text:span><text:span text:style-name="T42">l’onglet </text:span><text:span text:style-name="T116">Contact</text:span><text:span text:style-name="T115"> </text:span><text:span text:style-name="T42">dans la colonne </text:span><text:span text:style-name="T43">du menu du tableau de bord situ</text:span><text:span text:style-name="T40">é</text:span><text:span text:style-name="T43"> à</text:span><text:span text:style-name="T42"> gauche de </text:span><text:span text:style-name="T24">l’écran.</text:span></text:p>
      <text:p text:style-name="P83"><text:span text:style-name="T24">Puis sur le sous onglet </text:span><text:span text:style-name="T101">Formulaire de contact</text:span></text:p>
      <text:p text:style-name="P59"><text:soft-page-break/>vous voye<text:span text:style-name="T138">z</text:span> apparaître la page d’accueil de l’extension avec la liste de tout vos formulaire<text:span text:style-name="T138">s</text:span> en bas de la page.</text:p>
      <text:p text:style-name="P58"/>
      <text:p text:style-name="P84"><text:span text:style-name="T59"><text:tab/>2 – </text:span><text:span text:style-name="T41">C</text:span><text:span text:style-name="T24">liquer sur le bouton </text:span><text:span text:style-name="T101">créer un formulaire</text:span><text:span text:style-name="T73"> </text:span><text:span text:style-name="T38">vous pouvez y accéder aussi directement depuis le sous onglet </text:span><text:span text:style-name="T101">créer un formulaire</text:span><text:span text:style-name="T24"> </text:span><text:span text:style-name="T38">de l’onglet </text:span><text:span text:style-name="T117">Contact</text:span><text:span text:style-name="T38"> d</text:span><text:span text:style-name="T43">u tableau de bord</text:span><text:span text:style-name="T77"> </text:span><text:span text:style-name="T24">. </text:span><text:span text:style-name="T38">Celui ci vous amènera sur </text:span><text:span text:style-name="T45">l’outil</text:span><text:span text:style-name="T38"> d’édition du contenu de votre formulaire.</text:span></text:p>
      <text:p text:style-name="P60"/>
      <text:p text:style-name="P85"><text:span text:style-name="T24">En haut de </text:span><text:span text:style-name="T38">l’</text:span><text:span text:style-name="T24">outil d’édition vous pouvez voir 4 onglet ( </text:span><text:span text:style-name="T46">Formulaire, Mail, Messages et Réglages additionnel ).</text:span></text:p>
      <text:p text:style-name="P61"/>
      <text:p text:style-name="P85"><text:span text:style-name="T46">- </text:span><text:span text:style-name="T47">l’onglet formulaire </text:span><text:span text:style-name="T46">: </text:span><text:span text:style-name="T24"><text:s text:c="2"/></text:span><text:span text:style-name="T46">il vous permettra de créer la structure de votre formulaire</text:span></text:p>
      <text:p text:style-name="P61"/>
      <text:p text:style-name="P85"><text:span text:style-name="T46">- </text:span><text:span text:style-name="T47">l’onglet mail </text:span><text:span text:style-name="T46">: quant un client remplit et envoi le formulaire, vous recevez le formulaire et ses réponses par mail sur boite mail que vous avez configur</text:span><text:span text:style-name="T40">ée</text:span><text:span text:style-name="T46"> pour le site . </text:span><text:span text:style-name="T52">Cet onglet vous permettra donc de personnaliser le mail que vous recevrez lorsqu’un client vous contactera.</text:span></text:p>
      <text:p text:style-name="P62"/>
      <text:p text:style-name="P85"><text:span text:style-name="T52">- </text:span><text:span text:style-name="T48">l’onglet messages</text:span><text:span text:style-name="T52"> : il vous permettra de définir les différents message</text:span><text:span text:style-name="T40">s</text:span><text:span text:style-name="T52"> <text:s/></text:span><text:span text:style-name="T53">de validation ou d’erreurs </text:span><text:span text:style-name="T52">affiché</text:span><text:span text:style-name="T40">es</text:span><text:span text:style-name="T52"> suite </text:span><text:span text:style-name="T40">à</text:span><text:span text:style-name="T52"> la validation du </text:span><text:span text:style-name="T53">formulaire par les clients</text:span></text:p>
      <text:p text:style-name="P63"/>
      <text:p text:style-name="P85"><text:span text:style-name="T53">- </text:span><text:span text:style-name="T49">l’onglet r</text:span><text:span text:style-name="T47">églages additionnel</text:span><text:span text:style-name="T46"> : </text:span><text:span text:style-name="T53">permet de créer des configuration</text:span><text:span text:style-name="T40">s</text:span><text:span text:style-name="T53"> avancé</text:span><text:span text:style-name="T40">es</text:span><text:span text:style-name="T53"> dont nous n’aurons pas la nécessit</text:span><text:span text:style-name="T40">é</text:span><text:span text:style-name="T53"> pour le moment.</text:span></text:p>
      <text:p text:style-name="P64"/>
      <text:p text:style-name="P86"><text:span text:style-name="T59"><text:tab/>3 – </text:span><text:span text:style-name="T60">P</text:span><text:span text:style-name="T24">our éditer votre formulaire et ajouter des champs texte, des menu</text:span><text:span text:style-name="T40">s</text:span><text:span text:style-name="T24">, des case</text:span><text:span text:style-name="T40">s</text:span><text:span text:style-name="T24"> </text:span><text:span text:style-name="T40">à</text:span><text:span text:style-name="T24"> cocher , etc … </text:span><text:span text:style-name="T54">utiliser les bouton</text:span><text:span text:style-name="T40">s</text:span><text:span text:style-name="T54"> de la barre d’outils de la page d’édition du formulaire.</text:span></text:p>
      <text:p text:style-name="P64"/>
      <text:p text:style-name="P87"><text:span text:style-name="T24">exemple de formulaire </text:span><text:span text:style-name="T53">de contact </text:span><text:span text:style-name="T24">:</text:span></text:p>
      <text:p text:style-name="P64"/>
      <text:p text:style-name="P64"/>
      <text:p text:style-name="P64">&lt;label&gt; Nom (*)</text:p>
      <text:p text:style-name="P64"><text:s text:c="5"/>[text text-323]&lt;/label&gt;</text:p>
      <text:p text:style-name="P64"/>
      <text:p text:style-name="P64">&lt;label&gt; Prénom (*)</text:p>
      <text:p text:style-name="P64"><text:s text:c="5"/>[text text-324]&lt;/label&gt;</text:p>
      <text:p text:style-name="P64"/>
      <text:p text:style-name="P64">&lt;label&gt; Email (*)</text:p>
      <text:p text:style-name="P64"><text:s text:c="4"/>[email email-419] &lt;/label&gt;</text:p>
      <text:p text:style-name="P64"/>
      <text:p text:style-name="P64">&lt;label&gt; Téléphone</text:p>
      <text:p text:style-name="P64"><text:soft-page-break/><text:s text:c="4"/>[tel tel-999] &lt;/label&gt;</text:p>
      <text:p text:style-name="P64"/>
      <text:p text:style-name="P64">&lt;label&gt; Sujet</text:p>
      <text:p text:style-name="P64"><text:s text:c="4"/>[text your-subject] &lt;/label&gt;</text:p>
      <text:p text:style-name="P64"/>
      <text:p text:style-name="P64">&lt;label&gt; Détail de votre demande</text:p>
      <text:p text:style-name="P64"><text:s text:c="4"/>[textarea your-message] &lt;/label&gt;</text:p>
      <text:p text:style-name="P64"/>
      <text:p text:style-name="P64">[acceptance acceptance-309] j'accepte les termes et conditions d'utilisation du site [/acceptance]</text:p>
      <text:p text:style-name="P64"/>
      <text:p text:style-name="P64">[submit "Envoyer"]</text:p>
      <text:p text:style-name="P63"/>
      <text:p text:style-name="P65"><text:span text:style-name="T173"><text:tab/>4 </text:span><text:span text:style-name="T172">– P</text:span>our éditer le message contenu dans le mail que vous recevrez contenant les réponse<text:span text:style-name="T143">s</text:span> du formulai<text:span text:style-name="T143">re</text:span>, rendez vous dans l’onglet Mail de l’outil d’édition.</text:p>
      <text:p text:style-name="P65"/>
      <text:p text:style-name="P88"><text:span text:style-name="T24">Ensuite modifier le texte contenu dans </text:span><text:span text:style-name="T55">la zone de texte du corps</text:span><text:span text:style-name="T128"> du message.</text:span><text:span text:style-name="T145"> </text:span></text:p>
      <text:p text:style-name="P95"/>
      <text:p text:style-name="P95">Vous pouvez y écrire n’importe quel texte explicatif pour vous permettre de structurer le message et les réponse<text:span text:style-name="T143">s</text:span> obtenu<text:span text:style-name="T143">es</text:span> du formulaire.</text:p>
      <text:p text:style-name="P95"/>
      <text:p text:style-name="P89"><text:span text:style-name="T144">Comme vous avez pu le voir lors de la création du formulaire dans l’onglet formulaire de l’outil d’édition, quant vous créer </text:span><text:span text:style-name="T146">un champs (texte, menu, case </text:span><text:span text:style-name="T147">à</text:span><text:span text:style-name="T146"> cocher, etc.) un code court et créer également. </text:span><text:span text:style-name="T148">Ce code cour </text:span><text:span text:style-name="T147">correspond</text:span><text:span text:style-name="T148"> </text:span><text:span text:style-name="T147">à</text:span><text:span text:style-name="T148"> l’identifiant du champ du formulaire et permet donc de récupérer et d’afficher la valeur qui a été entr</text:span><text:span text:style-name="T147">ée</text:span><text:span text:style-name="T148"> par le client.</text:span></text:p>
      <text:p text:style-name="P96"/>
      <text:p text:style-name="P90"><text:span text:style-name="T144">Exemple de</text:span><text:span text:style-name="T101"> code court </text:span><text:span text:style-name="T144">pour <text:s/>un champ texte : [text-323]</text:span></text:p>
      <text:p text:style-name="P96"/>
      <text:p text:style-name="P90"><text:span text:style-name="T147">P</text:span><text:span text:style-name="T144">our que les réponse</text:span><text:span text:style-name="T147">s</text:span><text:span text:style-name="T144"> d</text:span><text:span text:style-name="T148">u</text:span><text:span text:style-name="T144"> formulaire </text:span><text:span text:style-name="T148">envoy</text:span><text:span text:style-name="T147">ées</text:span><text:span text:style-name="T148"> par le client </text:span><text:span text:style-name="T144">apparaisse</text:span><text:span text:style-name="T147">nt</text:span><text:span text:style-name="T144"> <text:s/></text:span><text:span text:style-name="T148">dans </text:span><text:span text:style-name="T144">le corps du mail </text:span><text:span text:style-name="T148">que vous recevrez</text:span><text:span text:style-name="T144">, il faudra </text:span><text:span text:style-name="T148">donc y insérer tout les texte</text:span><text:span text:style-name="T147">s</text:span><text:span text:style-name="T148"> court</text:span><text:span text:style-name="T147">s</text:span><text:span text:style-name="T148"> correspondant au valeur <text:s/>entr</text:span><text:span text:style-name="T147">ées</text:span><text:span text:style-name="T148"> par le client dans les champs de votre formulaire.</text:span></text:p>
      <text:p text:style-name="P97"/>
      <text:p text:style-name="P91"><text:span text:style-name="T148">E</text:span><text:span text:style-name="T144">xemple de contenu du corps de message dans l’onglet mail pour un formulaire de contact :</text:span></text:p>
      <text:p text:style-name="P98"/>
      <text:p text:style-name="P98">Pour: [text-323] &lt;[email-419]&gt;</text:p>
      <text:p text:style-name="P98">Sujet: [your-subject]</text:p>
      <text:p text:style-name="P98"/>
      <text:p text:style-name="P98"><text:soft-page-break/><text:span text:style-name="T143">C</text:span>e message a été envoy<text:span text:style-name="T143">é</text:span> par un visiteur depuis le formulaire de contact depuis le site http://simplon1.dylangouzenne.fr.</text:p>
      <text:p text:style-name="P98"/>
      <text:p text:style-name="P98">coordonées du client :</text:p>
      <text:p text:style-name="P98">Nom : [text-323]</text:p>
      <text:p text:style-name="P98">Prénom : [text-324]</text:p>
      <text:p text:style-name="P98">Email : [email-419]</text:p>
      <text:p text:style-name="P98">Téléphone : [tel-999]</text:p>
      <text:p text:style-name="P98"/>
      <text:p text:style-name="P98">description de la demande du client:</text:p>
      <text:p text:style-name="P98">[your-message]</text:p>
      <text:p text:style-name="P97"/>
      <text:p text:style-name="P92"><text:span text:style-name="T150"><text:tab/>5</text:span><text:span text:style-name="T149"> – </text:span><text:span text:style-name="T147">C</text:span><text:span text:style-name="T144">liquez dans l’onglet </text:span><text:span text:style-name="T101">Message</text:span><text:span text:style-name="T24"> de l’outil d’édition pour éditer les différents message</text:span><text:span text:style-name="T56">s</text:span><text:span text:style-name="T24"> de validation et d’erreurs du formulaire.</text:span></text:p>
      <text:p text:style-name="P66"/>
      <text:p text:style-name="P66"><text:span text:style-name="T173"><text:tab/>6</text:span><text:span text:style-name="T172"> – E</text:span>ntrer les <text:s/>messages que vous souhaitez afficher dans les c<text:span text:style-name="T143">h</text:span>amps <text:span text:style-name="T143">appropriés</text:span> en fonction de l’état du formulaire puis cliquer sur le bouton <text:span text:style-name="T84">E</text:span><text:span text:style-name="T79">nregistrer</text:span> en bas de la page pour valider vos modifications</text:p>
      <text:p text:style-name="P97"/>
      <text:p text:style-name="P64"/>
      <text:p text:style-name="P64"/>
      <text:p text:style-name="P64"/>
      <text:p text:style-name="P64"/>
      <text:p text:style-name="P49"><text:span text:style-name="T25">4.3</text:span><text:span text:style-name="T24"> </text:span><text:span text:style-name="T27">I</text:span><text:span text:style-name="T26">ntégration des formulaire</text:span><text:span text:style-name="T28">s</text:span></text:p>
      <text:p text:style-name="P57"/>
      <text:p text:style-name="P93"><text:span text:style-name="T59"><text:tab/>1</text:span><text:span text:style-name="T60"> – </text:span><text:span text:style-name="T56">C</text:span><text:span text:style-name="T44">liquer sur </text:span><text:span text:style-name="T42">l’onglet </text:span><text:span text:style-name="T116">Contact</text:span><text:span text:style-name="T42"> dans la colonne </text:span><text:span text:style-name="T43">du menu du tableau de bord situ</text:span><text:span text:style-name="T56">é</text:span><text:span text:style-name="T43"> à</text:span><text:span text:style-name="T42"> gauche de </text:span><text:span text:style-name="T44">l’écran.</text:span></text:p>
      <text:p text:style-name="P83"><text:span text:style-name="T24">Puis sur le sous onglet </text:span><text:span text:style-name="T101">Formulaire de contact.</text:span></text:p>
      <text:p text:style-name="P64"/>
      <text:p text:style-name="P67"><text:span text:style-name="T173"><text:tab/>2</text:span><text:span text:style-name="T172"> – E</text:span>n bas de la page apparaît la liste de vos formulaire sous forme de tableau.</text:p>
      <text:p text:style-name="P67">Il comporte 4 colonne<text:span text:style-name="T143">s</text:span> : titre, code court, auteur et date . <text:s/><text:span text:style-name="T151">Vous devez copier le texte contenu dans la colonne </text:span><text:span text:style-name="T118">code court </text:span><text:span text:style-name="T151">correspondant à la ligne du formulaire que vous voulez intégrer dans une page web</text:span></text:p>
      <text:p text:style-name="P64"/>
      <text:p text:style-name="P64"><text:span text:style-name="T151">exemple de code court pour un formulaire par défaut : </text:span>[contact-form-7 id="627" title="Sans titre"]</text:p>
      <text:p text:style-name="P68"/>
      <text:p text:style-name="P68"><text:span text:style-name="T173"><text:tab/>3 </text:span><text:span text:style-name="T172">– Coller</text:span> le code court de votre formulaire que vous venez de copier, dans l<text:span text:style-name="T152">e contenu de la</text:span> page we<text:span text:style-name="T152">b sur laquelle vous souhaitez qu’il apparaisse.</text:span></text:p>
      <text:p text:style-name="P68"/>
      <text:p text:style-name="P69"><text:soft-page-break/><text:span text:style-name="T20">Note </text:span>: le formulaire n’apparaîtra pas lorsque vous insérerez le code court dans l’outil d’édition de votre page web. Mais ne vous inquiét<text:span text:style-name="T143">ez</text:span> pas le formulaire sera bien visible <text:span text:style-name="T143">à</text:span> l’emplacement de votre page web o<text:span text:style-name="T141">ù</text:span> vous avez copi<text:span text:style-name="T141">é</text:span> le code court quan<text:span text:style-name="T141">d</text:span> vous <text:s/>consulterez votre site.</text:p>
      <text:p text:style-name="P68"/>
      <text:p text:style-name="P68"/>
      <text:p text:style-name="P68"><text:span text:style-name="T20">Note</text:span> : si vous avez besoin d’un complément d’information vous pouvez consulter cet article qui détaille plus amplement la configuration de contact form 7 avec des photo<text:span text:style-name="T141">s</text:span> étape par étape.</text:p>
      <text:p text:style-name="P68"/>
      <text:p text:style-name="P71">https://wpmarmite.com/contact-form-7</text:p>
      <text:p text:style-name="P117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0:11:57.938340099</meta:creation-date>
    <dc:date>2018-08-02T15:00:44.576907608</dc:date>
    <meta:editing-duration>PT7M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4" meta:paragraph-count="226" meta:word-count="3222" meta:character-count="18414" meta:non-whitespace-character-count="15290"/>
  </office:meta>
</office:document-meta>
</file>